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68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19.69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23.23mm"/>
    </style:style>
    <style:style style:name="co6" style:family="table-column">
      <style:table-column-properties fo:break-before="auto" style:column-width="13.42mm"/>
    </style:style>
    <style:style style:name="co7" style:family="table-column">
      <style:table-column-properties fo:break-before="auto" style:column-width="22.14mm"/>
    </style:style>
    <style:style style:name="co8" style:family="table-column">
      <style:table-column-properties fo:break-before="auto" style:column-width="17.78mm"/>
    </style:style>
    <style:style style:name="co9" style:family="table-column">
      <style:table-column-properties fo:break-before="auto" style:column-width="16.69mm"/>
    </style:style>
    <style:style style:name="co10" style:family="table-column">
      <style:table-column-properties fo:break-before="auto" style:column-width="13.97mm"/>
    </style:style>
    <style:style style:name="co11" style:family="table-column">
      <style:table-column-properties fo:break-before="auto" style:column-width="14.52mm"/>
    </style:style>
    <style:style style:name="co12" style:family="table-column">
      <style:table-column-properties fo:break-before="auto" style:column-width="12.88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5.14mm"/>
    </style:style>
    <style:style style:name="co15" style:family="table-column">
      <style:table-column-properties fo:break-before="auto" style:column-width="35.75mm"/>
    </style:style>
    <style:style style:name="co16" style:family="table-column">
      <style:table-column-properties fo:break-before="auto" style:column-width="34.66mm"/>
    </style:style>
    <style:style style:name="co17" style:family="table-column">
      <style:table-column-properties fo:break-before="auto" style:column-width="14.78mm"/>
    </style:style>
    <style:style style:name="co18" style:family="table-column">
      <style:table-column-properties fo:break-before="auto" style:column-width="28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Sta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textile HP</text:p>
          </table:table-cell>
          <table:table-cell office:value-type="string" calcext:value-type="string">
            <text:p>deteriorate</text:p>
          </table:table-cell>
          <table:table-cell office:value-type="string" calcext:value-type="string">
            <text:p>item HP</text:p>
          </table:table-cell>
          <table:table-cell office:value-type="string" calcext:value-type="string">
            <text:p>commonality</text:p>
          </table:table-cell>
          <table:table-cell office:value-type="string" calcext:value-type="string">
            <text:p>dollars</text:p>
          </table:table-cell>
          <table:table-cell office:value-type="string" calcext:value-type="string">
            <text:p>flammability</text:p>
          </table:table-cell>
          <table:table-cell office:value-type="string" calcext:value-type="string">
            <text:p>DC sharp</text:p>
          </table:table-cell>
          <table:table-cell office:value-type="string" calcext:value-type="string">
            <text:p>DC blunt</text:p>
          </table:table-cell>
          <table:table-cell office:value-type="string" calcext:value-type="string">
            <text:p>DC fire</text:p>
          </table:table-cell>
          <table:table-cell office:value-type="string" calcext:value-type="string">
            <text:p>vs cold</text:p>
          </table:table-cell>
          <table:table-cell office:value-type="string" calcext:value-type="string">
            <text:p>vs hot</text:p>
          </table:table-cell>
        </table:table-row>
        <table:table-row table:style-name="ro1">
          <table:table-cell office:value-type="string" calcext:value-type="string">
            <text:p>cloth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ynth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94" calcext:value-type="float">
            <text:p>0.94</text:p>
          </table:table-cell>
          <table:table-cell office:value-type="float" office:value="0.26" calcext:value-type="float">
            <text:p>0.26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evil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float" office:value="0.36" calcext:value-type="float">
            <text:p>0.3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yper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2.88" calcext:value-type="float">
            <text:p>2.88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lpaca wool</text:p>
          </table:table-cell>
          <table:table-cell office:value-type="float" office:value="90" calcext:value-type="float">
            <text:p>90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2.7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melhair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2.7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loth wool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2.7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uffalo wool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2.7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75" calcext:value-type="float">
            <text:p>0.0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75" calcext:value-type="float">
            <text:p>0.0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nth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75" calcext:value-type="float">
            <text:p>0.0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5" calcext:value-type="float">
            <text:p>0.05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25" calcext:value-type="float">
            <text:p>0.025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ea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5" calcext:value-type="float">
            <text:p>0.05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.12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human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025" calcext:value-type="float">
            <text:p>0.0025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ig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5" calcext:value-type="float">
            <text:p>0.05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light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14" calcext:value-type="float">
            <text:p>0.1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ird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0.14" calcext:value-type="float">
            <text:p>0.1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inchilla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0.14" calcext:value-type="float">
            <text:p>0.14</text:p>
          </table:table-cell>
          <table:table-cell office:value-type="float" office:value="1.5" calcext:value-type="float">
            <text:p>1.5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1" calcext:value-type="float">
            <text:p>0.21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izard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7" calcext:value-type="float">
            <text:p>0.27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lephant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.12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eavy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hino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rumbo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.08" calcext:value-type="float">
            <text:p>2.08</text:p>
          </table:table-cell>
          <table:table-cell office:value-type="float" office:value="0.36" calcext:value-type="float">
            <text:p>0.36</text:p>
          </table:table-cell>
          <table:table-cell office:value-type="float" office:value="1.5" calcext:value-type="float">
            <text:p>1.5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atch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19" calcext:value-type="float">
            <text:p>0.19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9" calcext:value-type="float">
            <text:p>9</text:p>
          </table:table-cell>
        </table:table-row>
      </table:table>
      <table:table table:name="ScaledStats" table:style-name="ta1">
        <office:forms form:automatic-focus="false" form:apply-design-mode="false"/>
        <table:shapes>
          <draw:frame draw:z-index="0" draw:style-name="gr1" draw:text-style-name="P1" svg:width="501.27mm" svg:height="204.61mm" svg:x="17.28mm" svg:y="161.69mm">
            <draw:object draw:notify-on-update-of-ranges="ScaledStats.A1:ScaledStats.A1 ScaledStats.B1:ScaledStats.F1 ScaledStats.A2:ScaledStats.A2 ScaledStats.B2:ScaledStats.F2 ScaledStats.A3:ScaledStats.A3 ScaledStats.B3:ScaledStats.F3 ScaledStats.A4:ScaledStats.A4 ScaledStats.B4:ScaledStats.F4 ScaledStats.A5:ScaledStats.A5 ScaledStats.B5:ScaledStats.F5 ScaledStats.A7:ScaledStats.A7 ScaledStats.B7:ScaledStats.F7 ScaledStats.A8:ScaledStats.A8 ScaledStats.B8:ScaledStats.F8 ScaledStats.A9:ScaledStats.A9 ScaledStats.B9:ScaledStats.F9 ScaledStats.A10:ScaledStats.A10 ScaledStats.B10:ScaledStats.F10 ScaledStats.A12:ScaledStats.A12 ScaledStats.B12:ScaledStats.F12 ScaledStats.A13:ScaledStats.A13 ScaledStats.B13:ScaledStats.F13 ScaledStats.A14:ScaledStats.A14 ScaledStats.B14:ScaledStats.F14 ScaledStats.A15:ScaledStats.A15 ScaledStats.B15:ScaledStats.F15 ScaledStats.A16:ScaledStats.A16 ScaledStats.B16:ScaledStats.F16 ScaledStats.A17:ScaledStats.A17 ScaledStats.B17:ScaledStats.F17 ScaledStats.A18:ScaledStats.A18 ScaledStats.B18:ScaledStats.F18 ScaledStats.A20:ScaledStats.A20 ScaledStats.B20:ScaledStats.F20 ScaledStats.A21:ScaledStats.A21 ScaledStats.B21:ScaledStats.F21 ScaledStats.A23:ScaledStats.A23 ScaledStats.B23:ScaledStats.F23 ScaledStats.A24:ScaledStats.A24 ScaledStats.B24:ScaledStats.F24 ScaledStats.A25:ScaledStats.A25 ScaledStats.B25:ScaledStats.F25 ScaledStats.A26:ScaledStats.A26 ScaledStats.B26:ScaledStats.F26 ScaledStats.A27:ScaledStats.A27 ScaledStats.B27:ScaledStats.F27 ScaledStats.A29:ScaledStats.A29 ScaledStats.B29:ScaledStats.F29 ScaledStats.A30:ScaledStats.A30 ScaledStats.B30:ScaledStats.F30 ScaledStats.A31:ScaledStats.A31 ScaledStats.B31:ScaledStats.F31 ScaledStats.A33:ScaledStats.A33 ScaledStats.B33:ScaledStats.F33 ScaledStats.A35:ScaledStats.A35 ScaledStats.B35:ScaledStats.F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4" table:default-cell-style-name="ce1"/>
        <table:table-column table:style-name="co15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17" table:default-cell-style-name="Default"/>
        <table:table-column table:style-name="co13" table:number-columns-repeated="1011" table:default-cell-style-name="Default"/>
        <table:table-row table:style-name="ro1">
          <table:table-cell/>
          <table:table-cell table:style-name="ce1" office:value-type="string" calcext:value-type="string">
            <text:p>DC sharp</text:p>
          </table:table-cell>
          <table:table-cell table:style-name="ce1" office:value-type="string" calcext:value-type="string">
            <text:p>DC blunt</text:p>
          </table:table-cell>
          <table:table-cell table:style-name="ce1" office:value-type="string" calcext:value-type="string">
            <text:p>DC fire</text:p>
          </table:table-cell>
          <table:table-cell table:style-name="ce1" office:value-type="string" calcext:value-type="string">
            <text:p>vs cold</text:p>
          </table:table-cell>
          <table:table-cell table:style-name="ce1" office:value-type="string" calcext:value-type="string">
            <text:p>vs hot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cloth</text:p>
          </table:table-cell>
          <table:table-cell table:formula="of:=([$RawStats.H2] - MIN([$RawStats.H$2:.H$35])) / (MAX([$RawStats.H$2:.H$35]) - MIN([$RawStats.H$2:.H$35]))" office:value-type="float" office:value="0" calcext:value-type="float">
            <text:p>0</text:p>
          </table:table-cell>
          <table:table-cell table:formula="of:=([$RawStats.I2] - MIN([$RawStats.I$2:.I$35])) / (MAX([$RawStats.I$2:.I$35]) - MIN([$RawStats.I$2:.I$35]))" office:value-type="float" office:value="0" calcext:value-type="float">
            <text:p>0</text:p>
          </table:table-cell>
          <table:table-cell table:formula="of:=([$RawStats.J2] - MIN([$RawStats.J$2:.J$35])) / (MAX([$RawStats.J$2:.J$35]) - MIN([$RawStats.J$2:.J$35]))" office:value-type="float" office:value="0" calcext:value-type="float">
            <text:p>0</text:p>
          </table:table-cell>
          <table:table-cell table:formula="of:=([$RawStats.K2] - MIN([$RawStats.K$2:.K$35])) / (MAX([$RawStats.K$2:.K$35]) - MIN([$RawStats.K$2:.K$35]))" office:value-type="float" office:value="0.36" calcext:value-type="float">
            <text:p>0.36</text:p>
          </table:table-cell>
          <table:table-cell table:formula="of:=([$RawStats.L2] - MIN([$RawStats.L$2:.L$35])) / (MAX([$RawStats.L$2:.L$35]) - MIN([$RawStats.L$2:.L$35]))" office:value-type="float" office:value="0.529411764705882" calcext:value-type="float">
            <text:p>0.5294117647058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ynth</text:p>
          </table:table-cell>
          <table:table-cell table:formula="of:=([$RawStats.H3] - MIN([$RawStats.H$2:.H$35])) / (MAX([$RawStats.H$2:.H$35]) - MIN([$RawStats.H$2:.H$35]))" office:value-type="float" office:value="0.337209302325581" calcext:value-type="float">
            <text:p>0.337209302325581</text:p>
          </table:table-cell>
          <table:table-cell table:formula="of:=([$RawStats.I3] - MIN([$RawStats.I$2:.I$35])) / (MAX([$RawStats.I$2:.I$35]) - MIN([$RawStats.I$2:.I$35]))" office:value-type="float" office:value="0.481481481481481" calcext:value-type="float">
            <text:p>0.481481481481481</text:p>
          </table:table-cell>
          <table:table-cell table:formula="of:=([$RawStats.J3] - MIN([$RawStats.J$2:.J$35])) / (MAX([$RawStats.J$2:.J$35]) - MIN([$RawStats.J$2:.J$35]))" office:value-type="float" office:value="0.25531914893617" calcext:value-type="float">
            <text:p>0.25531914893617</text:p>
          </table:table-cell>
          <table:table-cell table:formula="of:=([$RawStats.K3] - MIN([$RawStats.K$2:.K$35])) / (MAX([$RawStats.K$2:.K$35]) - MIN([$RawStats.K$2:.K$35]))" office:value-type="float" office:value="0.52" calcext:value-type="float">
            <text:p>0.52</text:p>
          </table:table-cell>
          <table:table-cell table:formula="of:=([$RawStats.L3] - MIN([$RawStats.L$2:.L$35])) / (MAX([$RawStats.L$2:.L$35]) - MIN([$RawStats.L$2:.L$35]))" office:value-type="float" office:value="0.764705882352941" calcext:value-type="float">
            <text:p>0.7647058823529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vil</text:p>
          </table:table-cell>
          <table:table-cell table:formula="of:=([$RawStats.H4] - MIN([$RawStats.H$2:.H$35])) / (MAX([$RawStats.H$2:.H$35]) - MIN([$RawStats.H$2:.H$35]))" office:value-type="float" office:value="0.604651162790698" calcext:value-type="float">
            <text:p>0.604651162790698</text:p>
          </table:table-cell>
          <table:table-cell table:formula="of:=([$RawStats.I4] - MIN([$RawStats.I$2:.I$35])) / (MAX([$RawStats.I$2:.I$35]) - MIN([$RawStats.I$2:.I$35]))" office:value-type="float" office:value="0.666666666666667" calcext:value-type="float">
            <text:p>0.666666666666667</text:p>
          </table:table-cell>
          <table:table-cell table:formula="of:=([$RawStats.J4] - MIN([$RawStats.J$2:.J$35])) / (MAX([$RawStats.J$2:.J$35]) - MIN([$RawStats.J$2:.J$35]))" office:value-type="float" office:value="1" calcext:value-type="float">
            <text:p>1</text:p>
          </table:table-cell>
          <table:table-cell table:formula="of:=([$RawStats.K4] - MIN([$RawStats.K$2:.K$35])) / (MAX([$RawStats.K$2:.K$35]) - MIN([$RawStats.K$2:.K$35]))" office:value-type="float" office:value="0.44" calcext:value-type="float">
            <text:p>0.44</text:p>
          </table:table-cell>
          <table:table-cell table:formula="of:=([$RawStats.L4] - MIN([$RawStats.L$2:.L$35])) / (MAX([$RawStats.L$2:.L$35]) - MIN([$RawStats.L$2:.L$35]))" office:value-type="float" office:value="0.882352941176471" calcext:value-type="float">
            <text:p>0.8823529411764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per</text:p>
          </table:table-cell>
          <table:table-cell table:formula="of:=([$RawStats.H5] - MIN([$RawStats.H$2:.H$35])) / (MAX([$RawStats.H$2:.H$35]) - MIN([$RawStats.H$2:.H$35]))" office:value-type="float" office:value="0.953488372093023" calcext:value-type="float">
            <text:p>0.953488372093023</text:p>
          </table:table-cell>
          <table:table-cell table:formula="of:=([$RawStats.I5] - MIN([$RawStats.I$2:.I$35])) / (MAX([$RawStats.I$2:.I$35]) - MIN([$RawStats.I$2:.I$35]))" office:value-type="float" office:value="1" calcext:value-type="float">
            <text:p>1</text:p>
          </table:table-cell>
          <table:table-cell table:formula="of:=([$RawStats.J5] - MIN([$RawStats.J$2:.J$35])) / (MAX([$RawStats.J$2:.J$35]) - MIN([$RawStats.J$2:.J$35]))" office:value-type="float" office:value="0.957446808510638" calcext:value-type="float">
            <text:p>0.957446808510638</text:p>
          </table:table-cell>
          <table:table-cell table:formula="of:=([$RawStats.K5] - MIN([$RawStats.K$2:.K$35])) / (MAX([$RawStats.K$2:.K$35]) - MIN([$RawStats.K$2:.K$35]))" office:value-type="float" office:value="0.68" calcext:value-type="float">
            <text:p>0.68</text:p>
          </table:table-cell>
          <table:table-cell table:formula="of:=([$RawStats.L5] - MIN([$RawStats.L$2:.L$35])) / (MAX([$RawStats.L$2:.L$35]) - MIN([$RawStats.L$2:.L$35])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alpaca wool</text:p>
          </table:table-cell>
          <table:table-cell table:formula="of:=([$RawStats.H7] - MIN([$RawStats.H$2:.H$35])) / (MAX([$RawStats.H$2:.H$35]) - MIN([$RawStats.H$2:.H$35]))" office:value-type="float" office:value="0" calcext:value-type="float">
            <text:p>0</text:p>
          </table:table-cell>
          <table:table-cell table:formula="of:=([$RawStats.I7] - MIN([$RawStats.I$2:.I$35])) / (MAX([$RawStats.I$2:.I$35]) - MIN([$RawStats.I$2:.I$35]))" office:value-type="float" office:value="0" calcext:value-type="float">
            <text:p>0</text:p>
          </table:table-cell>
          <table:table-cell table:formula="of:=([$RawStats.J7] - MIN([$RawStats.J$2:.J$35])) / (MAX([$RawStats.J$2:.J$35]) - MIN([$RawStats.J$2:.J$35]))" office:value-type="float" office:value="0.326241134751773" calcext:value-type="float">
            <text:p>0.326241134751773</text:p>
          </table:table-cell>
          <table:table-cell table:formula="of:=([$RawStats.K7] - MIN([$RawStats.K$2:.K$35])) / (MAX([$RawStats.K$2:.K$35]) - MIN([$RawStats.K$2:.K$35]))" office:value-type="float" office:value="0.76" calcext:value-type="float">
            <text:p>0.76</text:p>
          </table:table-cell>
          <table:table-cell table:formula="of:=([$RawStats.L7] - MIN([$RawStats.L$2:.L$35])) / (MAX([$RawStats.L$2:.L$35]) - MIN([$RawStats.L$2: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melhair</text:p>
          </table:table-cell>
          <table:table-cell table:formula="of:=([$RawStats.H8] - MIN([$RawStats.H$2:.H$35])) / (MAX([$RawStats.H$2:.H$35]) - MIN([$RawStats.H$2:.H$35]))" office:value-type="float" office:value="0" calcext:value-type="float">
            <text:p>0</text:p>
          </table:table-cell>
          <table:table-cell table:formula="of:=([$RawStats.I8] - MIN([$RawStats.I$2:.I$35])) / (MAX([$RawStats.I$2:.I$35]) - MIN([$RawStats.I$2:.I$35]))" office:value-type="float" office:value="0" calcext:value-type="float">
            <text:p>0</text:p>
          </table:table-cell>
          <table:table-cell table:formula="of:=([$RawStats.J8] - MIN([$RawStats.J$2:.J$35])) / (MAX([$RawStats.J$2:.J$35]) - MIN([$RawStats.J$2:.J$35]))" office:value-type="float" office:value="0.326241134751773" calcext:value-type="float">
            <text:p>0.326241134751773</text:p>
          </table:table-cell>
          <table:table-cell table:formula="of:=([$RawStats.K8] - MIN([$RawStats.K$2:.K$35])) / (MAX([$RawStats.K$2:.K$35]) - MIN([$RawStats.K$2:.K$35]))" office:value-type="float" office:value="0.36" calcext:value-type="float">
            <text:p>0.36</text:p>
          </table:table-cell>
          <table:table-cell table:formula="of:=([$RawStats.L8] - MIN([$RawStats.L$2:.L$35])) / (MAX([$RawStats.L$2:.L$35]) - MIN([$RawStats.L$2:.L$35])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loth wool</text:p>
          </table:table-cell>
          <table:table-cell table:formula="of:=([$RawStats.H9] - MIN([$RawStats.H$2:.H$35])) / (MAX([$RawStats.H$2:.H$35]) - MIN([$RawStats.H$2:.H$35]))" office:value-type="float" office:value="0.255813953488372" calcext:value-type="float">
            <text:p>0.255813953488372</text:p>
          </table:table-cell>
          <table:table-cell table:formula="of:=([$RawStats.I9] - MIN([$RawStats.I$2:.I$35])) / (MAX([$RawStats.I$2:.I$35]) - MIN([$RawStats.I$2:.I$35]))" office:value-type="float" office:value="0" calcext:value-type="float">
            <text:p>0</text:p>
          </table:table-cell>
          <table:table-cell table:formula="of:=([$RawStats.J9] - MIN([$RawStats.J$2:.J$35])) / (MAX([$RawStats.J$2:.J$35]) - MIN([$RawStats.J$2:.J$35]))" office:value-type="float" office:value="0.326241134751773" calcext:value-type="float">
            <text:p>0.326241134751773</text:p>
          </table:table-cell>
          <table:table-cell table:formula="of:=([$RawStats.K9] - MIN([$RawStats.K$2:.K$35])) / (MAX([$RawStats.K$2:.K$35]) - MIN([$RawStats.K$2:.K$35]))" office:value-type="float" office:value="1" calcext:value-type="float">
            <text:p>1</text:p>
          </table:table-cell>
          <table:table-cell table:formula="of:=([$RawStats.L9] - MIN([$RawStats.L$2:.L$35])) / (MAX([$RawStats.L$2:.L$35]) - MIN([$RawStats.L$2: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uffalo wool</text:p>
          </table:table-cell>
          <table:table-cell table:formula="of:=([$RawStats.H10] - MIN([$RawStats.H$2:.H$35])) / (MAX([$RawStats.H$2:.H$35]) - MIN([$RawStats.H$2:.H$35]))" office:value-type="float" office:value="0" calcext:value-type="float">
            <text:p>0</text:p>
          </table:table-cell>
          <table:table-cell table:formula="of:=([$RawStats.I10] - MIN([$RawStats.I$2:.I$35])) / (MAX([$RawStats.I$2:.I$35]) - MIN([$RawStats.I$2:.I$35]))" office:value-type="float" office:value="0" calcext:value-type="float">
            <text:p>0</text:p>
          </table:table-cell>
          <table:table-cell table:formula="of:=([$RawStats.J10] - MIN([$RawStats.J$2:.J$35])) / (MAX([$RawStats.J$2:.J$35]) - MIN([$RawStats.J$2:.J$35]))" office:value-type="float" office:value="0.326241134751773" calcext:value-type="float">
            <text:p>0.326241134751773</text:p>
          </table:table-cell>
          <table:table-cell table:formula="of:=([$RawStats.K10] - MIN([$RawStats.K$2:.K$35])) / (MAX([$RawStats.K$2:.K$35]) - MIN([$RawStats.K$2:.K$35]))" office:value-type="float" office:value="0.84" calcext:value-type="float">
            <text:p>0.84</text:p>
          </table:table-cell>
          <table:table-cell table:formula="of:=([$RawStats.L10] - MIN([$RawStats.L$2:.L$35])) / (MAX([$RawStats.L$2:.L$35]) - MIN([$RawStats.L$2: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plain</text:p>
          </table:table-cell>
          <table:table-cell table:formula="of:=([$RawStats.H12] - MIN([$RawStats.H$2:.H$35])) / (MAX([$RawStats.H$2:.H$35]) - MIN([$RawStats.H$2:.H$35]))" office:value-type="float" office:value="0.261627906976744" calcext:value-type="float">
            <text:p>0.261627906976744</text:p>
          </table:table-cell>
          <table:table-cell table:formula="of:=([$RawStats.I12] - MIN([$RawStats.I$2:.I$35])) / (MAX([$RawStats.I$2:.I$35]) - MIN([$RawStats.I$2:.I$35]))" office:value-type="float" office:value="0.444444444444444" calcext:value-type="float">
            <text:p>0.444444444444444</text:p>
          </table:table-cell>
          <table:table-cell table:formula="of:=([$RawStats.J12] - MIN([$RawStats.J$2:.J$35])) / (MAX([$RawStats.J$2:.J$35]) - MIN([$RawStats.J$2:.J$35]))" office:value-type="float" office:value="0.468085106382979" calcext:value-type="float">
            <text:p>0.468085106382979</text:p>
          </table:table-cell>
          <table:table-cell table:formula="of:=([$RawStats.K12] - MIN([$RawStats.K$2:.K$35])) / (MAX([$RawStats.K$2:.K$35]) - MIN([$RawStats.K$2:.K$35]))" office:value-type="float" office:value="0.28" calcext:value-type="float">
            <text:p>0.28</text:p>
          </table:table-cell>
          <table:table-cell table:formula="of:=([$RawStats.L12] - MIN([$RawStats.L$2:.L$35])) / (MAX([$RawStats.L$2:.L$35]) - MIN([$RawStats.L$2: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g</text:p>
          </table:table-cell>
          <table:table-cell table:formula="of:=([$RawStats.H13] - MIN([$RawStats.H$2:.H$35])) / (MAX([$RawStats.H$2:.H$35]) - MIN([$RawStats.H$2:.H$35]))" office:value-type="float" office:value="0.261627906976744" calcext:value-type="float">
            <text:p>0.261627906976744</text:p>
          </table:table-cell>
          <table:table-cell table:formula="of:=([$RawStats.I13] - MIN([$RawStats.I$2:.I$35])) / (MAX([$RawStats.I$2:.I$35]) - MIN([$RawStats.I$2:.I$35]))" office:value-type="float" office:value="0.444444444444444" calcext:value-type="float">
            <text:p>0.444444444444444</text:p>
          </table:table-cell>
          <table:table-cell table:formula="of:=([$RawStats.J13] - MIN([$RawStats.J$2:.J$35])) / (MAX([$RawStats.J$2:.J$35]) - MIN([$RawStats.J$2:.J$35]))" office:value-type="float" office:value="0.468085106382979" calcext:value-type="float">
            <text:p>0.468085106382979</text:p>
          </table:table-cell>
          <table:table-cell table:formula="of:=([$RawStats.K13] - MIN([$RawStats.K$2:.K$35])) / (MAX([$RawStats.K$2:.K$35]) - MIN([$RawStats.K$2:.K$35]))" office:value-type="float" office:value="0.2" calcext:value-type="float">
            <text:p>0.2</text:p>
          </table:table-cell>
          <table:table-cell table:formula="of:=([$RawStats.L13] - MIN([$RawStats.L$2:.L$35])) / (MAX([$RawStats.L$2:.L$35]) - MIN([$RawStats.L$2: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olf</text:p>
          </table:table-cell>
          <table:table-cell table:formula="of:=([$RawStats.H14] - MIN([$RawStats.H$2:.H$35])) / (MAX([$RawStats.H$2:.H$35]) - MIN([$RawStats.H$2:.H$35]))" office:value-type="float" office:value="0.383720930232558" calcext:value-type="float">
            <text:p>0.383720930232558</text:p>
          </table:table-cell>
          <table:table-cell table:formula="of:=([$RawStats.I14] - MIN([$RawStats.I$2:.I$35])) / (MAX([$RawStats.I$2:.I$35]) - MIN([$RawStats.I$2:.I$35]))" office:value-type="float" office:value="0.444444444444444" calcext:value-type="float">
            <text:p>0.444444444444444</text:p>
          </table:table-cell>
          <table:table-cell table:formula="of:=([$RawStats.J14] - MIN([$RawStats.J$2:.J$35])) / (MAX([$RawStats.J$2:.J$35]) - MIN([$RawStats.J$2:.J$35]))" office:value-type="float" office:value="0.468085106382979" calcext:value-type="float">
            <text:p>0.468085106382979</text:p>
          </table:table-cell>
          <table:table-cell table:formula="of:=([$RawStats.K14] - MIN([$RawStats.K$2:.K$35])) / (MAX([$RawStats.K$2:.K$35]) - MIN([$RawStats.K$2:.K$35]))" office:value-type="float" office:value="0.6" calcext:value-type="float">
            <text:p>0.6</text:p>
          </table:table-cell>
          <table:table-cell table:formula="of:=([$RawStats.L14] - MIN([$RawStats.L$2:.L$35])) / (MAX([$RawStats.L$2:.L$35]) - MIN([$RawStats.L$2: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nther</text:p>
          </table:table-cell>
          <table:table-cell table:formula="of:=([$RawStats.H15] - MIN([$RawStats.H$2:.H$35])) / (MAX([$RawStats.H$2:.H$35]) - MIN([$RawStats.H$2:.H$35]))" office:value-type="float" office:value="0.331395348837209" calcext:value-type="float">
            <text:p>0.331395348837209</text:p>
          </table:table-cell>
          <table:table-cell table:formula="of:=([$RawStats.I15] - MIN([$RawStats.I$2:.I$35])) / (MAX([$RawStats.I$2:.I$35]) - MIN([$RawStats.I$2:.I$35]))" office:value-type="float" office:value="0.444444444444444" calcext:value-type="float">
            <text:p>0.444444444444444</text:p>
          </table:table-cell>
          <table:table-cell table:formula="of:=([$RawStats.J15] - MIN([$RawStats.J$2:.J$35])) / (MAX([$RawStats.J$2:.J$35]) - MIN([$RawStats.J$2:.J$35]))" office:value-type="float" office:value="0.468085106382979" calcext:value-type="float">
            <text:p>0.468085106382979</text:p>
          </table:table-cell>
          <table:table-cell table:formula="of:=([$RawStats.K15] - MIN([$RawStats.K$2:.K$35])) / (MAX([$RawStats.K$2:.K$35]) - MIN([$RawStats.K$2:.K$35]))" office:value-type="float" office:value="0.28" calcext:value-type="float">
            <text:p>0.28</text:p>
          </table:table-cell>
          <table:table-cell table:formula="of:=([$RawStats.L15] - MIN([$RawStats.L$2:.L$35])) / (MAX([$RawStats.L$2:.L$35]) - MIN([$RawStats.L$2:.L$35]))" office:value-type="float" office:value="0.882352941176471" calcext:value-type="float">
            <text:p>0.8823529411764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mel</text:p>
          </table:table-cell>
          <table:table-cell table:formula="of:=([$RawStats.H16] - MIN([$RawStats.H$2:.H$35])) / (MAX([$RawStats.H$2:.H$35]) - MIN([$RawStats.H$2:.H$35]))" office:value-type="float" office:value="0.261627906976744" calcext:value-type="float">
            <text:p>0.261627906976744</text:p>
          </table:table-cell>
          <table:table-cell table:formula="of:=([$RawStats.I16] - MIN([$RawStats.I$2:.I$35])) / (MAX([$RawStats.I$2:.I$35]) - MIN([$RawStats.I$2:.I$35]))" office:value-type="float" office:value="0.444444444444444" calcext:value-type="float">
            <text:p>0.444444444444444</text:p>
          </table:table-cell>
          <table:table-cell table:formula="of:=([$RawStats.J16] - MIN([$RawStats.J$2:.J$35])) / (MAX([$RawStats.J$2:.J$35]) - MIN([$RawStats.J$2:.J$35]))" office:value-type="float" office:value="0.468085106382979" calcext:value-type="float">
            <text:p>0.468085106382979</text:p>
          </table:table-cell>
          <table:table-cell table:formula="of:=([$RawStats.K16] - MIN([$RawStats.K$2:.K$35])) / (MAX([$RawStats.K$2:.K$35]) - MIN([$RawStats.K$2:.K$35]))" office:value-type="float" office:value="0.28" calcext:value-type="float">
            <text:p>0.28</text:p>
          </table:table-cell>
          <table:table-cell table:formula="of:=([$RawStats.L16] - MIN([$RawStats.L$2:.L$35])) / (MAX([$RawStats.L$2:.L$35]) - MIN([$RawStats.L$2:.L$35]))" office:value-type="float" office:value="0.882352941176471" calcext:value-type="float">
            <text:p>0.8823529411764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lue</text:p>
          </table:table-cell>
          <table:table-cell table:formula="of:=([$RawStats.H17] - MIN([$RawStats.H$2:.H$35])) / (MAX([$RawStats.H$2:.H$35]) - MIN([$RawStats.H$2:.H$35]))" office:value-type="float" office:value="0.261627906976744" calcext:value-type="float">
            <text:p>0.261627906976744</text:p>
          </table:table-cell>
          <table:table-cell table:formula="of:=([$RawStats.I17] - MIN([$RawStats.I$2:.I$35])) / (MAX([$RawStats.I$2:.I$35]) - MIN([$RawStats.I$2:.I$35]))" office:value-type="float" office:value="0.444444444444444" calcext:value-type="float">
            <text:p>0.444444444444444</text:p>
          </table:table-cell>
          <table:table-cell table:formula="of:=([$RawStats.J17] - MIN([$RawStats.J$2:.J$35])) / (MAX([$RawStats.J$2:.J$35]) - MIN([$RawStats.J$2:.J$35]))" office:value-type="float" office:value="0.468085106382979" calcext:value-type="float">
            <text:p>0.468085106382979</text:p>
          </table:table-cell>
          <table:table-cell table:formula="of:=([$RawStats.K17] - MIN([$RawStats.K$2:.K$35])) / (MAX([$RawStats.K$2:.K$35]) - MIN([$RawStats.K$2:.K$35]))" office:value-type="float" office:value="0.44" calcext:value-type="float">
            <text:p>0.44</text:p>
          </table:table-cell>
          <table:table-cell table:formula="of:=([$RawStats.L17] - MIN([$RawStats.L$2:.L$35])) / (MAX([$RawStats.L$2:.L$35]) - MIN([$RawStats.L$2: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ear</text:p>
          </table:table-cell>
          <table:table-cell table:formula="of:=([$RawStats.H18] - MIN([$RawStats.H$2:.H$35])) / (MAX([$RawStats.H$2:.H$35]) - MIN([$RawStats.H$2:.H$35]))" office:value-type="float" office:value="0.441860465116279" calcext:value-type="float">
            <text:p>0.441860465116279</text:p>
          </table:table-cell>
          <table:table-cell table:formula="of:=([$RawStats.I18] - MIN([$RawStats.I$2:.I$35])) / (MAX([$RawStats.I$2:.I$35]) - MIN([$RawStats.I$2:.I$35]))" office:value-type="float" office:value="0.444444444444444" calcext:value-type="float">
            <text:p>0.444444444444444</text:p>
          </table:table-cell>
          <table:table-cell table:formula="of:=([$RawStats.J18] - MIN([$RawStats.J$2:.J$35])) / (MAX([$RawStats.J$2:.J$35]) - MIN([$RawStats.J$2:.J$35]))" office:value-type="float" office:value="0.468085106382979" calcext:value-type="float">
            <text:p>0.468085106382979</text:p>
          </table:table-cell>
          <table:table-cell table:formula="of:=([$RawStats.K18] - MIN([$RawStats.K$2:.K$35])) / (MAX([$RawStats.K$2:.K$35]) - MIN([$RawStats.K$2:.K$35]))" office:value-type="float" office:value="0.44" calcext:value-type="float">
            <text:p>0.44</text:p>
          </table:table-cell>
          <table:table-cell table:formula="of:=([$RawStats.L18] - MIN([$RawStats.L$2:.L$35])) / (MAX([$RawStats.L$2:.L$35]) - MIN([$RawStats.L$2:.L$35]))" office:value-type="float" office:value="0.647058823529412" calcext:value-type="float">
            <text:p>0.647058823529412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human</text:p>
          </table:table-cell>
          <table:table-cell table:formula="of:=([$RawStats.H20] - MIN([$RawStats.H$2:.H$35])) / (MAX([$RawStats.H$2:.H$35]) - MIN([$RawStats.H$2:.H$35]))" office:value-type="float" office:value="0.162790697674419" calcext:value-type="float">
            <text:p>0.162790697674419</text:p>
          </table:table-cell>
          <table:table-cell table:formula="of:=([$RawStats.I20] - MIN([$RawStats.I$2:.I$35])) / (MAX([$RawStats.I$2:.I$35]) - MIN([$RawStats.I$2:.I$35]))" office:value-type="float" office:value="0.444444444444444" calcext:value-type="float">
            <text:p>0.444444444444444</text:p>
          </table:table-cell>
          <table:table-cell table:formula="of:=([$RawStats.J20] - MIN([$RawStats.J$2:.J$35])) / (MAX([$RawStats.J$2:.J$35]) - MIN([$RawStats.J$2:.J$35]))" office:value-type="float" office:value="0.468085106382979" calcext:value-type="float">
            <text:p>0.468085106382979</text:p>
          </table:table-cell>
          <table:table-cell table:formula="of:=([$RawStats.K20] - MIN([$RawStats.K$2:.K$35])) / (MAX([$RawStats.K$2:.K$35]) - MIN([$RawStats.K$2:.K$35]))" office:value-type="float" office:value="0.12" calcext:value-type="float">
            <text:p>0.12</text:p>
          </table:table-cell>
          <table:table-cell table:formula="of:=([$RawStats.L20] - MIN([$RawStats.L$2:.L$35])) / (MAX([$RawStats.L$2:.L$35]) - MIN([$RawStats.L$2: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g</text:p>
          </table:table-cell>
          <table:table-cell table:formula="of:=([$RawStats.H21] - MIN([$RawStats.H$2:.H$35])) / (MAX([$RawStats.H$2:.H$35]) - MIN([$RawStats.H$2:.H$35]))" office:value-type="float" office:value="0.162790697674419" calcext:value-type="float">
            <text:p>0.162790697674419</text:p>
          </table:table-cell>
          <table:table-cell table:formula="of:=([$RawStats.I21] - MIN([$RawStats.I$2:.I$35])) / (MAX([$RawStats.I$2:.I$35]) - MIN([$RawStats.I$2:.I$35]))" office:value-type="float" office:value="0.444444444444444" calcext:value-type="float">
            <text:p>0.444444444444444</text:p>
          </table:table-cell>
          <table:table-cell table:formula="of:=([$RawStats.J21] - MIN([$RawStats.J$2:.J$35])) / (MAX([$RawStats.J$2:.J$35]) - MIN([$RawStats.J$2:.J$35]))" office:value-type="float" office:value="0.468085106382979" calcext:value-type="float">
            <text:p>0.468085106382979</text:p>
          </table:table-cell>
          <table:table-cell table:formula="of:=([$RawStats.K21] - MIN([$RawStats.K$2:.K$35])) / (MAX([$RawStats.K$2:.K$35]) - MIN([$RawStats.K$2:.K$35]))" office:value-type="float" office:value="0.12" calcext:value-type="float">
            <text:p>0.12</text:p>
          </table:table-cell>
          <table:table-cell table:formula="of:=([$RawStats.L21] - MIN([$RawStats.L$2:.L$35])) / (MAX([$RawStats.L$2:.L$35]) - MIN([$RawStats.L$2: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light</text:p>
          </table:table-cell>
          <table:table-cell table:formula="of:=([$RawStats.H23] - MIN([$RawStats.H$2:.H$35])) / (MAX([$RawStats.H$2:.H$35]) - MIN([$RawStats.H$2:.H$35]))" office:value-type="float" office:value="0.104651162790698" calcext:value-type="float">
            <text:p>0.104651162790698</text:p>
          </table:table-cell>
          <table:table-cell table:formula="of:=([$RawStats.I23] - MIN([$RawStats.I$2:.I$35])) / (MAX([$RawStats.I$2:.I$35]) - MIN([$RawStats.I$2:.I$35]))" office:value-type="float" office:value="0.259259259259259" calcext:value-type="float">
            <text:p>0.259259259259259</text:p>
          </table:table-cell>
          <table:table-cell table:formula="of:=([$RawStats.J23] - MIN([$RawStats.J$2:.J$35])) / (MAX([$RawStats.J$2:.J$35]) - MIN([$RawStats.J$2:.J$35]))" office:value-type="float" office:value="0.468085106382979" calcext:value-type="float">
            <text:p>0.468085106382979</text:p>
          </table:table-cell>
          <table:table-cell table:formula="of:=([$RawStats.K23] - MIN([$RawStats.K$2:.K$35])) / (MAX([$RawStats.K$2:.K$35]) - MIN([$RawStats.K$2:.K$35]))" office:value-type="float" office:value="0.12" calcext:value-type="float">
            <text:p>0.12</text:p>
          </table:table-cell>
          <table:table-cell table:formula="of:=([$RawStats.L23] - MIN([$RawStats.L$2:.L$35])) / (MAX([$RawStats.L$2:.L$35]) - MIN([$RawStats.L$2: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ird</text:p>
          </table:table-cell>
          <table:table-cell table:formula="of:=([$RawStats.H24] - MIN([$RawStats.H$2:.H$35])) / (MAX([$RawStats.H$2:.H$35]) - MIN([$RawStats.H$2:.H$35]))" office:value-type="float" office:value="0.180232558139535" calcext:value-type="float">
            <text:p>0.180232558139535</text:p>
          </table:table-cell>
          <table:table-cell table:formula="of:=([$RawStats.I24] - MIN([$RawStats.I$2:.I$35])) / (MAX([$RawStats.I$2:.I$35]) - MIN([$RawStats.I$2:.I$35]))" office:value-type="float" office:value="0.259259259259259" calcext:value-type="float">
            <text:p>0.259259259259259</text:p>
          </table:table-cell>
          <table:table-cell table:formula="of:=([$RawStats.J24] - MIN([$RawStats.J$2:.J$35])) / (MAX([$RawStats.J$2:.J$35]) - MIN([$RawStats.J$2:.J$35]))" office:value-type="float" office:value="0.468085106382979" calcext:value-type="float">
            <text:p>0.468085106382979</text:p>
          </table:table-cell>
          <table:table-cell table:formula="of:=([$RawStats.K24] - MIN([$RawStats.K$2:.K$35])) / (MAX([$RawStats.K$2:.K$35]) - MIN([$RawStats.K$2:.K$35]))" office:value-type="float" office:value="0.04" calcext:value-type="float">
            <text:p>0.04</text:p>
          </table:table-cell>
          <table:table-cell table:formula="of:=([$RawStats.L24] - MIN([$RawStats.L$2:.L$35])) / (MAX([$RawStats.L$2:.L$35]) - MIN([$RawStats.L$2:.L$35]))" office:value-type="float" office:value="0.0588235294117647" calcext:value-type="float">
            <text:p>0.0588235294117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nchilla</text:p>
          </table:table-cell>
          <table:table-cell table:formula="of:=([$RawStats.H25] - MIN([$RawStats.H$2:.H$35])) / (MAX([$RawStats.H$2:.H$35]) - MIN([$RawStats.H$2:.H$35]))" office:value-type="float" office:value="0.180232558139535" calcext:value-type="float">
            <text:p>0.180232558139535</text:p>
          </table:table-cell>
          <table:table-cell table:formula="of:=([$RawStats.I25] - MIN([$RawStats.I$2:.I$35])) / (MAX([$RawStats.I$2:.I$35]) - MIN([$RawStats.I$2:.I$35]))" office:value-type="float" office:value="0.259259259259259" calcext:value-type="float">
            <text:p>0.259259259259259</text:p>
          </table:table-cell>
          <table:table-cell table:formula="of:=([$RawStats.J25] - MIN([$RawStats.J$2:.J$35])) / (MAX([$RawStats.J$2:.J$35]) - MIN([$RawStats.J$2:.J$35]))" office:value-type="float" office:value="0.468085106382979" calcext:value-type="float">
            <text:p>0.468085106382979</text:p>
          </table:table-cell>
          <table:table-cell table:formula="of:=([$RawStats.K25] - MIN([$RawStats.K$2:.K$35])) / (MAX([$RawStats.K$2:.K$35]) - MIN([$RawStats.K$2:.K$35]))" office:value-type="float" office:value="0.84" calcext:value-type="float">
            <text:p>0.84</text:p>
          </table:table-cell>
          <table:table-cell table:formula="of:=([$RawStats.L25] - MIN([$RawStats.L$2:.L$35])) / (MAX([$RawStats.L$2:.L$35]) - MIN([$RawStats.L$2: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ox</text:p>
          </table:table-cell>
          <table:table-cell table:formula="of:=([$RawStats.H26] - MIN([$RawStats.H$2:.H$35])) / (MAX([$RawStats.H$2:.H$35]) - MIN([$RawStats.H$2:.H$35]))" office:value-type="float" office:value="0.261627906976744" calcext:value-type="float">
            <text:p>0.261627906976744</text:p>
          </table:table-cell>
          <table:table-cell table:formula="of:=([$RawStats.I26] - MIN([$RawStats.I$2:.I$35])) / (MAX([$RawStats.I$2:.I$35]) - MIN([$RawStats.I$2:.I$35]))" office:value-type="float" office:value="0.388888888888889" calcext:value-type="float">
            <text:p>0.388888888888889</text:p>
          </table:table-cell>
          <table:table-cell table:formula="of:=([$RawStats.J26] - MIN([$RawStats.J$2:.J$35])) / (MAX([$RawStats.J$2:.J$35]) - MIN([$RawStats.J$2:.J$35]))" office:value-type="float" office:value="0.468085106382979" calcext:value-type="float">
            <text:p>0.468085106382979</text:p>
          </table:table-cell>
          <table:table-cell table:formula="of:=([$RawStats.K26] - MIN([$RawStats.K$2:.K$35])) / (MAX([$RawStats.K$2:.K$35]) - MIN([$RawStats.K$2:.K$35]))" office:value-type="float" office:value="0.44" calcext:value-type="float">
            <text:p>0.44</text:p>
          </table:table-cell>
          <table:table-cell table:formula="of:=([$RawStats.L26] - MIN([$RawStats.L$2:.L$35])) / (MAX([$RawStats.L$2:.L$35]) - MIN([$RawStats.L$2: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zard</text:p>
          </table:table-cell>
          <table:table-cell table:formula="of:=([$RawStats.H27] - MIN([$RawStats.H$2:.H$35])) / (MAX([$RawStats.H$2:.H$35]) - MIN([$RawStats.H$2:.H$35]))" office:value-type="float" office:value="0.261627906976744" calcext:value-type="float">
            <text:p>0.261627906976744</text:p>
          </table:table-cell>
          <table:table-cell table:formula="of:=([$RawStats.I27] - MIN([$RawStats.I$2:.I$35])) / (MAX([$RawStats.I$2:.I$35]) - MIN([$RawStats.I$2:.I$35]))" office:value-type="float" office:value="0.5" calcext:value-type="float">
            <text:p>0.5</text:p>
          </table:table-cell>
          <table:table-cell table:formula="of:=([$RawStats.J27] - MIN([$RawStats.J$2:.J$35])) / (MAX([$RawStats.J$2:.J$35]) - MIN([$RawStats.J$2:.J$35]))" office:value-type="float" office:value="0.468085106382979" calcext:value-type="float">
            <text:p>0.468085106382979</text:p>
          </table:table-cell>
          <table:table-cell table:formula="of:=([$RawStats.K27] - MIN([$RawStats.K$2:.K$35])) / (MAX([$RawStats.K$2:.K$35]) - MIN([$RawStats.K$2:.K$35]))" office:value-type="float" office:value="0.12" calcext:value-type="float">
            <text:p>0.12</text:p>
          </table:table-cell>
          <table:table-cell table:formula="of:=([$RawStats.L27] - MIN([$RawStats.L$2:.L$35])) / (MAX([$RawStats.L$2:.L$35]) - MIN([$RawStats.L$2: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elephant</text:p>
          </table:table-cell>
          <table:table-cell table:formula="of:=([$RawStats.H29] - MIN([$RawStats.H$2:.H$35])) / (MAX([$RawStats.H$2:.H$35]) - MIN([$RawStats.H$2:.H$35]))" office:value-type="float" office:value="0.441860465116279" calcext:value-type="float">
            <text:p>0.441860465116279</text:p>
          </table:table-cell>
          <table:table-cell table:formula="of:=([$RawStats.I29] - MIN([$RawStats.I$2:.I$35])) / (MAX([$RawStats.I$2:.I$35]) - MIN([$RawStats.I$2:.I$35]))" office:value-type="float" office:value="0.444444444444444" calcext:value-type="float">
            <text:p>0.444444444444444</text:p>
          </table:table-cell>
          <table:table-cell table:formula="of:=([$RawStats.J29] - MIN([$RawStats.J$2:.J$35])) / (MAX([$RawStats.J$2:.J$35]) - MIN([$RawStats.J$2:.J$35]))" office:value-type="float" office:value="0.468085106382979" calcext:value-type="float">
            <text:p>0.468085106382979</text:p>
          </table:table-cell>
          <table:table-cell table:formula="of:=([$RawStats.K29] - MIN([$RawStats.K$2:.K$35])) / (MAX([$RawStats.K$2:.K$35]) - MIN([$RawStats.K$2:.K$35]))" office:value-type="float" office:value="0.2" calcext:value-type="float">
            <text:p>0.2</text:p>
          </table:table-cell>
          <table:table-cell table:formula="of:=([$RawStats.L29] - MIN([$RawStats.L$2:.L$35])) / (MAX([$RawStats.L$2:.L$35]) - MIN([$RawStats.L$2: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eavy</text:p>
          </table:table-cell>
          <table:table-cell table:formula="of:=([$RawStats.H30] - MIN([$RawStats.H$2:.H$35])) / (MAX([$RawStats.H$2:.H$35]) - MIN([$RawStats.H$2:.H$35]))" office:value-type="float" office:value="0.511627906976744" calcext:value-type="float">
            <text:p>0.511627906976744</text:p>
          </table:table-cell>
          <table:table-cell table:formula="of:=([$RawStats.I30] - MIN([$RawStats.I$2:.I$35])) / (MAX([$RawStats.I$2:.I$35]) - MIN([$RawStats.I$2:.I$35]))" office:value-type="float" office:value="0.444444444444444" calcext:value-type="float">
            <text:p>0.444444444444444</text:p>
          </table:table-cell>
          <table:table-cell table:formula="of:=([$RawStats.J30] - MIN([$RawStats.J$2:.J$35])) / (MAX([$RawStats.J$2:.J$35]) - MIN([$RawStats.J$2:.J$35]))" office:value-type="float" office:value="0.468085106382979" calcext:value-type="float">
            <text:p>0.468085106382979</text:p>
          </table:table-cell>
          <table:table-cell table:formula="of:=([$RawStats.K30] - MIN([$RawStats.K$2:.K$35])) / (MAX([$RawStats.K$2:.K$35]) - MIN([$RawStats.K$2:.K$35]))" office:value-type="float" office:value="0.84" calcext:value-type="float">
            <text:p>0.84</text:p>
          </table:table-cell>
          <table:table-cell table:formula="of:=([$RawStats.L30] - MIN([$RawStats.L$2:.L$35])) / (MAX([$RawStats.L$2:.L$35]) - MIN([$RawStats.L$2:.L$35]))" office:value-type="float" office:value="0.294117647058823" calcext:value-type="float">
            <text:p>0.2941176470588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hino</text:p>
          </table:table-cell>
          <table:table-cell table:formula="of:=([$RawStats.H31] - MIN([$RawStats.H$2:.H$35])) / (MAX([$RawStats.H$2:.H$35]) - MIN([$RawStats.H$2:.H$35]))" office:value-type="float" office:value="0.540697674418605" calcext:value-type="float">
            <text:p>0.540697674418605</text:p>
          </table:table-cell>
          <table:table-cell table:formula="of:=([$RawStats.I31] - MIN([$RawStats.I$2:.I$35])) / (MAX([$RawStats.I$2:.I$35]) - MIN([$RawStats.I$2:.I$35]))" office:value-type="float" office:value="0.444444444444444" calcext:value-type="float">
            <text:p>0.444444444444444</text:p>
          </table:table-cell>
          <table:table-cell table:formula="of:=([$RawStats.J31] - MIN([$RawStats.J$2:.J$35])) / (MAX([$RawStats.J$2:.J$35]) - MIN([$RawStats.J$2:.J$35]))" office:value-type="float" office:value="0.468085106382979" calcext:value-type="float">
            <text:p>0.468085106382979</text:p>
          </table:table-cell>
          <table:table-cell table:formula="of:=([$RawStats.K31] - MIN([$RawStats.K$2:.K$35])) / (MAX([$RawStats.K$2:.K$35]) - MIN([$RawStats.K$2:.K$35]))" office:value-type="float" office:value="0.2" calcext:value-type="float">
            <text:p>0.2</text:p>
          </table:table-cell>
          <table:table-cell table:formula="of:=([$RawStats.L31] - MIN([$RawStats.L$2:.L$35])) / (MAX([$RawStats.L$2:.L$35]) - MIN([$RawStats.L$2:.L$35]))" office:value-type="float" office:value="0.294117647058823" calcext:value-type="float">
            <text:p>0.294117647058823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thrumbo</text:p>
          </table:table-cell>
          <table:table-cell table:formula="of:=([$RawStats.H33] - MIN([$RawStats.H$2:.H$35])) / (MAX([$RawStats.H$2:.H$35]) - MIN([$RawStats.H$2:.H$35]))" office:value-type="float" office:value="1" calcext:value-type="float">
            <text:p>1</text:p>
          </table:table-cell>
          <table:table-cell table:formula="of:=([$RawStats.I33] - MIN([$RawStats.I$2:.I$35])) / (MAX([$RawStats.I$2:.I$35]) - MIN([$RawStats.I$2:.I$35]))" office:value-type="float" office:value="0.666666666666667" calcext:value-type="float">
            <text:p>0.666666666666667</text:p>
          </table:table-cell>
          <table:table-cell table:formula="of:=([$RawStats.J33] - MIN([$RawStats.J$2:.J$35])) / (MAX([$RawStats.J$2:.J$35]) - MIN([$RawStats.J$2:.J$35]))" office:value-type="float" office:value="0.468085106382979" calcext:value-type="float">
            <text:p>0.468085106382979</text:p>
          </table:table-cell>
          <table:table-cell table:formula="of:=([$RawStats.K33] - MIN([$RawStats.K$2:.K$35])) / (MAX([$RawStats.K$2:.K$35]) - MIN([$RawStats.K$2:.K$35]))" office:value-type="float" office:value="1" calcext:value-type="float">
            <text:p>1</text:p>
          </table:table-cell>
          <table:table-cell table:formula="of:=([$RawStats.L33] - MIN([$RawStats.L$2:.L$35])) / (MAX([$RawStats.L$2:.L$35]) - MIN([$RawStats.L$2:.L$35]))" office:value-type="float" office:value="0.764705882352941" calcext:value-type="float">
            <text:p>0.764705882352941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patch</text:p>
          </table:table-cell>
          <table:table-cell table:formula="of:=([$RawStats.H35] - MIN([$RawStats.H$2:.H$35])) / (MAX([$RawStats.H$2:.H$35]) - MIN([$RawStats.H$2:.H$35]))" office:value-type="float" office:value="0.0523255813953489" calcext:value-type="float">
            <text:p>0.052325581395349</text:p>
          </table:table-cell>
          <table:table-cell table:formula="of:=([$RawStats.I35] - MIN([$RawStats.I$2:.I$35])) / (MAX([$RawStats.I$2:.I$35]) - MIN([$RawStats.I$2:.I$35]))" office:value-type="float" office:value="0.351851851851852" calcext:value-type="float">
            <text:p>0.351851851851852</text:p>
          </table:table-cell>
          <table:table-cell table:formula="of:=([$RawStats.J35] - MIN([$RawStats.J$2:.J$35])) / (MAX([$RawStats.J$2:.J$35]) - MIN([$RawStats.J$2:.J$35]))" office:value-type="float" office:value="0.25531914893617" calcext:value-type="float">
            <text:p>0.25531914893617</text:p>
          </table:table-cell>
          <table:table-cell table:formula="of:=([$RawStats.K35] - MIN([$RawStats.K$2:.K$35])) / (MAX([$RawStats.K$2:.K$35]) - MIN([$RawStats.K$2:.K$35]))" office:value-type="float" office:value="0" calcext:value-type="float">
            <text:p>0</text:p>
          </table:table-cell>
          <table:table-cell table:formula="of:=([$RawStats.L35] - MIN([$RawStats.L$2:.L$35])) / (MAX([$RawStats.L$2:.L$35]) - MIN([$RawStats.L$2:.L$35])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1048540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ScaledStatsAnimalOnly" table:style-name="ta1">
        <table:shapes>
          <draw:frame draw:z-index="0" draw:style-name="gr1" draw:text-style-name="P1" svg:width="501.27mm" svg:height="204.61mm" svg:x="17.28mm" svg:y="161.69mm">
            <draw:object draw:notify-on-update-of-ranges="ScaledStatsAnimalOnly.B1:ScaledStatsAnimalOnly.F1 ScaledStatsAnimalOnly.A2:ScaledStatsAnimalOnly.A2 ScaledStatsAnimalOnly.B2:ScaledStatsAnimalOnly.F2 ScaledStatsAnimalOnly.A3:ScaledStatsAnimalOnly.A3 ScaledStatsAnimalOnly.B3:ScaledStatsAnimalOnly.F3 ScaledStatsAnimalOnly.A4:ScaledStatsAnimalOnly.A4 ScaledStatsAnimalOnly.B4:ScaledStatsAnimalOnly.F4 ScaledStatsAnimalOnly.A5:ScaledStatsAnimalOnly.A5 ScaledStatsAnimalOnly.B5:ScaledStatsAnimalOnly.F5 ScaledStatsAnimalOnly.A2:ScaledStatsAnimalOnly.A2 ScaledStatsAnimalOnly.B2:ScaledStatsAnimalOnly.F2 ScaledStatsAnimalOnly.A3:ScaledStatsAnimalOnly.A3 ScaledStatsAnimalOnly.B3:ScaledStatsAnimalOnly.F3 ScaledStatsAnimalOnly.A4:ScaledStatsAnimalOnly.A4 ScaledStatsAnimalOnly.B4:ScaledStatsAnimalOnly.F4 ScaledStatsAnimalOnly.A5:ScaledStatsAnimalOnly.A5 ScaledStatsAnimalOnly.B5:ScaledStatsAnimalOnly.F5 ScaledStatsAnimalOnly.A7:ScaledStatsAnimalOnly.A7 ScaledStatsAnimalOnly.B7:ScaledStatsAnimalOnly.F7 ScaledStatsAnimalOnly.A8:ScaledStatsAnimalOnly.A8 ScaledStatsAnimalOnly.B8:ScaledStatsAnimalOnly.F8 ScaledStatsAnimalOnly.A9:ScaledStatsAnimalOnly.A9 ScaledStatsAnimalOnly.B9:ScaledStatsAnimalOnly.F9 ScaledStatsAnimalOnly.A10:ScaledStatsAnimalOnly.A10 ScaledStatsAnimalOnly.B10:ScaledStatsAnimalOnly.F10 ScaledStatsAnimalOnly.A11:ScaledStatsAnimalOnly.A11 ScaledStatsAnimalOnly.B11:ScaledStatsAnimalOnly.F11 ScaledStatsAnimalOnly.A12:ScaledStatsAnimalOnly.A12 ScaledStatsAnimalOnly.B12:ScaledStatsAnimalOnly.F12 ScaledStatsAnimalOnly.A13:ScaledStatsAnimalOnly.A13 ScaledStatsAnimalOnly.B13:ScaledStatsAnimalOnly.F13 ScaledStatsAnimalOnly.A15:ScaledStatsAnimalOnly.A15 ScaledStatsAnimalOnly.B15:ScaledStatsAnimalOnly.F15 ScaledStatsAnimalOnly.A16:ScaledStatsAnimalOnly.A16 ScaledStatsAnimalOnly.B16:ScaledStatsAnimalOnly.F16 ScaledStatsAnimalOnly.A18:ScaledStatsAnimalOnly.A18 ScaledStatsAnimalOnly.B18:ScaledStatsAnimalOnly.F18 ScaledStatsAnimalOnly.A19:ScaledStatsAnimalOnly.A19 ScaledStatsAnimalOnly.B19:ScaledStatsAnimalOnly.F19 ScaledStatsAnimalOnly.A20:ScaledStatsAnimalOnly.A20 ScaledStatsAnimalOnly.B20:ScaledStatsAnimalOnly.F20 ScaledStatsAnimalOnly.A21:ScaledStatsAnimalOnly.A21 ScaledStatsAnimalOnly.B21:ScaledStatsAnimalOnly.F21 ScaledStatsAnimalOnly.A22:ScaledStatsAnimalOnly.A22 ScaledStatsAnimalOnly.B22:ScaledStatsAnimalOnly.F22 ScaledStatsAnimalOnly.A24:ScaledStatsAnimalOnly.A24 ScaledStatsAnimalOnly.B24:ScaledStatsAnimalOnly.F24 ScaledStatsAnimalOnly.A25:ScaledStatsAnimalOnly.A25 ScaledStatsAnimalOnly.B25:ScaledStatsAnimalOnly.F25 ScaledStatsAnimalOnly.A26:ScaledStatsAnimalOnly.A26 ScaledStatsAnimalOnly.B26:ScaledStatsAnimalOnly.F26 ScaledStatsAnimalOnly.A28:ScaledStatsAnimalOnly.A28 ScaledStatsAnimalOnly.B28:ScaledStatsAnimalOnly.F28 ScaledStatsAnimalOnly.A30:ScaledStatsAnimalOnly.A30 ScaledStatsAnimalOnly.B30:ScaledStatsAnimalOnly.F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4" table:default-cell-style-name="ce1"/>
        <table:table-column table:style-name="co15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17" table:default-cell-style-name="Default"/>
        <table:table-column table:style-name="co13" table:number-columns-repeated="1011" table:default-cell-style-name="Default"/>
        <table:table-row table:style-name="ro1">
          <table:table-cell/>
          <table:table-cell table:style-name="ce1" office:value-type="string" calcext:value-type="string">
            <text:p>DC sharp</text:p>
          </table:table-cell>
          <table:table-cell table:style-name="ce1" office:value-type="string" calcext:value-type="string">
            <text:p>DC blunt</text:p>
          </table:table-cell>
          <table:table-cell table:style-name="ce1" office:value-type="string" calcext:value-type="string">
            <text:p>DC fire</text:p>
          </table:table-cell>
          <table:table-cell table:style-name="ce1" office:value-type="string" calcext:value-type="string">
            <text:p>vs cold</text:p>
          </table:table-cell>
          <table:table-cell table:style-name="ce1" office:value-type="string" calcext:value-type="string">
            <text:p>vs hot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alpaca wool</text:p>
          </table:table-cell>
          <table:table-cell table:formula="of:=([$RawStats.H7] - MIN([$RawStats.H$7:.H$35])) / (MAX([$RawStats.H$7:.H$35]) - MIN([$RawStats.H$7:.H$35]))" office:value-type="float" office:value="0" calcext:value-type="float">
            <text:p>0</text:p>
          </table:table-cell>
          <table:table-cell table:formula="of:=([$RawStats.I7] - MIN([$RawStats.I$7:.I$35])) / (MAX([$RawStats.I$7:.I$35]) - MIN([$RawStats.I$7:.I$35]))" office:value-type="float" office:value="0" calcext:value-type="float">
            <text:p>0</text:p>
          </table:table-cell>
          <table:table-cell table:formula="of:=([$RawStats.J7] - MIN([$RawStats.J$7:.J$35])) / (MAX([$RawStats.J$7:.J$35]) - MIN([$RawStats.J$7:.J$35]))" office:value-type="float" office:value="0.333333333333333" calcext:value-type="float">
            <text:p>0.333333333333333</text:p>
          </table:table-cell>
          <table:table-cell table:formula="of:=([$RawStats.K7] - MIN([$RawStats.K$7:.K$35])) / (MAX([$RawStats.K$7:.K$35]) - MIN([$RawStats.K$7:.K$35]))" office:value-type="float" office:value="0.76" calcext:value-type="float">
            <text:p>0.76</text:p>
          </table:table-cell>
          <table:table-cell table:formula="of:=([$RawStats.L7] - MIN([$RawStats.L$7:.L$35])) / (MAX([$RawStats.L$7:.L$35]) - MIN([$RawStats.L$7: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melhair</text:p>
          </table:table-cell>
          <table:table-cell table:formula="of:=([$RawStats.H8] - MIN([$RawStats.H$7:.H$35])) / (MAX([$RawStats.H$7:.H$35]) - MIN([$RawStats.H$7:.H$35]))" office:value-type="float" office:value="0" calcext:value-type="float">
            <text:p>0</text:p>
          </table:table-cell>
          <table:table-cell table:formula="of:=([$RawStats.I8] - MIN([$RawStats.I$7:.I$35])) / (MAX([$RawStats.I$7:.I$35]) - MIN([$RawStats.I$7:.I$35]))" office:value-type="float" office:value="0" calcext:value-type="float">
            <text:p>0</text:p>
          </table:table-cell>
          <table:table-cell table:formula="of:=([$RawStats.J8] - MIN([$RawStats.J$7:.J$35])) / (MAX([$RawStats.J$7:.J$35]) - MIN([$RawStats.J$7:.J$35]))" office:value-type="float" office:value="0.333333333333333" calcext:value-type="float">
            <text:p>0.333333333333333</text:p>
          </table:table-cell>
          <table:table-cell table:formula="of:=([$RawStats.K8] - MIN([$RawStats.K$7:.K$35])) / (MAX([$RawStats.K$7:.K$35]) - MIN([$RawStats.K$7:.K$35]))" office:value-type="float" office:value="0.36" calcext:value-type="float">
            <text:p>0.36</text:p>
          </table:table-cell>
          <table:table-cell table:formula="of:=([$RawStats.L8] - MIN([$RawStats.L$7:.L$35])) / (MAX([$RawStats.L$7:.L$35]) - MIN([$RawStats.L$7:.L$35])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loth wool</text:p>
          </table:table-cell>
          <table:table-cell table:formula="of:=([$RawStats.H9] - MIN([$RawStats.H$7:.H$35])) / (MAX([$RawStats.H$7:.H$35]) - MIN([$RawStats.H$7:.H$35]))" office:value-type="float" office:value="0.255813953488372" calcext:value-type="float">
            <text:p>0.255813953488372</text:p>
          </table:table-cell>
          <table:table-cell table:formula="of:=([$RawStats.I9] - MIN([$RawStats.I$7:.I$35])) / (MAX([$RawStats.I$7:.I$35]) - MIN([$RawStats.I$7:.I$35]))" office:value-type="float" office:value="0" calcext:value-type="float">
            <text:p>0</text:p>
          </table:table-cell>
          <table:table-cell table:formula="of:=([$RawStats.J9] - MIN([$RawStats.J$7:.J$35])) / (MAX([$RawStats.J$7:.J$35]) - MIN([$RawStats.J$7:.J$35]))" office:value-type="float" office:value="0.333333333333333" calcext:value-type="float">
            <text:p>0.333333333333333</text:p>
          </table:table-cell>
          <table:table-cell table:formula="of:=([$RawStats.K9] - MIN([$RawStats.K$7:.K$35])) / (MAX([$RawStats.K$7:.K$35]) - MIN([$RawStats.K$7:.K$35]))" office:value-type="float" office:value="1" calcext:value-type="float">
            <text:p>1</text:p>
          </table:table-cell>
          <table:table-cell table:formula="of:=([$RawStats.L9] - MIN([$RawStats.L$7:.L$35])) / (MAX([$RawStats.L$7:.L$35]) - MIN([$RawStats.L$7: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uffalo wool</text:p>
          </table:table-cell>
          <table:table-cell table:formula="of:=([$RawStats.H10] - MIN([$RawStats.H$7:.H$35])) / (MAX([$RawStats.H$7:.H$35]) - MIN([$RawStats.H$7:.H$35]))" office:value-type="float" office:value="0" calcext:value-type="float">
            <text:p>0</text:p>
          </table:table-cell>
          <table:table-cell table:formula="of:=([$RawStats.I10] - MIN([$RawStats.I$7:.I$35])) / (MAX([$RawStats.I$7:.I$35]) - MIN([$RawStats.I$7:.I$35]))" office:value-type="float" office:value="0" calcext:value-type="float">
            <text:p>0</text:p>
          </table:table-cell>
          <table:table-cell table:formula="of:=([$RawStats.J10] - MIN([$RawStats.J$7:.J$35])) / (MAX([$RawStats.J$7:.J$35]) - MIN([$RawStats.J$7:.J$35]))" office:value-type="float" office:value="0.333333333333333" calcext:value-type="float">
            <text:p>0.333333333333333</text:p>
          </table:table-cell>
          <table:table-cell table:formula="of:=([$RawStats.K10] - MIN([$RawStats.K$7:.K$35])) / (MAX([$RawStats.K$7:.K$35]) - MIN([$RawStats.K$7:.K$35]))" office:value-type="float" office:value="0.84" calcext:value-type="float">
            <text:p>0.84</text:p>
          </table:table-cell>
          <table:table-cell table:formula="of:=([$RawStats.L10] - MIN([$RawStats.L$7:.L$35])) / (MAX([$RawStats.L$7:.L$35]) - MIN([$RawStats.L$7: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plain</text:p>
          </table:table-cell>
          <table:table-cell table:formula="of:=([$RawStats.H12] - MIN([$RawStats.H$7:.H$35])) / (MAX([$RawStats.H$7:.H$35]) - MIN([$RawStats.H$7:.H$35]))" office:value-type="float" office:value="0.261627906976744" calcext:value-type="float">
            <text:p>0.261627906976744</text:p>
          </table:table-cell>
          <table:table-cell table:formula="of:=([$RawStats.I12] - MIN([$RawStats.I$7:.I$35])) / (MAX([$RawStats.I$7:.I$35]) - MIN([$RawStats.I$7:.I$35]))" office:value-type="float" office:value="0.666666666666667" calcext:value-type="float">
            <text:p>0.666666666666667</text:p>
          </table:table-cell>
          <table:table-cell table:formula="of:=([$RawStats.J12] - MIN([$RawStats.J$7:.J$35])) / (MAX([$RawStats.J$7:.J$35]) - MIN([$RawStats.J$7:.J$35]))" office:value-type="float" office:value="1" calcext:value-type="float">
            <text:p>1</text:p>
          </table:table-cell>
          <table:table-cell table:formula="of:=([$RawStats.K12] - MIN([$RawStats.K$7:.K$35])) / (MAX([$RawStats.K$7:.K$35]) - MIN([$RawStats.K$7:.K$35]))" office:value-type="float" office:value="0.28" calcext:value-type="float">
            <text:p>0.28</text:p>
          </table:table-cell>
          <table:table-cell table:formula="of:=([$RawStats.L12] - MIN([$RawStats.L$7:.L$35])) / (MAX([$RawStats.L$7:.L$35]) - MIN([$RawStats.L$7: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g</text:p>
          </table:table-cell>
          <table:table-cell table:formula="of:=([$RawStats.H13] - MIN([$RawStats.H$7:.H$35])) / (MAX([$RawStats.H$7:.H$35]) - MIN([$RawStats.H$7:.H$35]))" office:value-type="float" office:value="0.261627906976744" calcext:value-type="float">
            <text:p>0.261627906976744</text:p>
          </table:table-cell>
          <table:table-cell table:formula="of:=([$RawStats.I13] - MIN([$RawStats.I$7:.I$35])) / (MAX([$RawStats.I$7:.I$35]) - MIN([$RawStats.I$7:.I$35]))" office:value-type="float" office:value="0.666666666666667" calcext:value-type="float">
            <text:p>0.666666666666667</text:p>
          </table:table-cell>
          <table:table-cell table:formula="of:=([$RawStats.J13] - MIN([$RawStats.J$7:.J$35])) / (MAX([$RawStats.J$7:.J$35]) - MIN([$RawStats.J$7:.J$35]))" office:value-type="float" office:value="1" calcext:value-type="float">
            <text:p>1</text:p>
          </table:table-cell>
          <table:table-cell table:formula="of:=([$RawStats.K13] - MIN([$RawStats.K$7:.K$35])) / (MAX([$RawStats.K$7:.K$35]) - MIN([$RawStats.K$7:.K$35]))" office:value-type="float" office:value="0.2" calcext:value-type="float">
            <text:p>0.2</text:p>
          </table:table-cell>
          <table:table-cell table:formula="of:=([$RawStats.L13] - MIN([$RawStats.L$7:.L$35])) / (MAX([$RawStats.L$7:.L$35]) - MIN([$RawStats.L$7: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olf</text:p>
          </table:table-cell>
          <table:table-cell table:formula="of:=([$RawStats.H14] - MIN([$RawStats.H$7:.H$35])) / (MAX([$RawStats.H$7:.H$35]) - MIN([$RawStats.H$7:.H$35]))" office:value-type="float" office:value="0.383720930232558" calcext:value-type="float">
            <text:p>0.383720930232558</text:p>
          </table:table-cell>
          <table:table-cell table:formula="of:=([$RawStats.I14] - MIN([$RawStats.I$7:.I$35])) / (MAX([$RawStats.I$7:.I$35]) - MIN([$RawStats.I$7:.I$35]))" office:value-type="float" office:value="0.666666666666667" calcext:value-type="float">
            <text:p>0.666666666666667</text:p>
          </table:table-cell>
          <table:table-cell table:formula="of:=([$RawStats.J14] - MIN([$RawStats.J$7:.J$35])) / (MAX([$RawStats.J$7:.J$35]) - MIN([$RawStats.J$7:.J$35]))" office:value-type="float" office:value="1" calcext:value-type="float">
            <text:p>1</text:p>
          </table:table-cell>
          <table:table-cell table:formula="of:=([$RawStats.K14] - MIN([$RawStats.K$7:.K$35])) / (MAX([$RawStats.K$7:.K$35]) - MIN([$RawStats.K$7:.K$35]))" office:value-type="float" office:value="0.6" calcext:value-type="float">
            <text:p>0.6</text:p>
          </table:table-cell>
          <table:table-cell table:formula="of:=([$RawStats.L14] - MIN([$RawStats.L$7:.L$35])) / (MAX([$RawStats.L$7:.L$35]) - MIN([$RawStats.L$7: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nther</text:p>
          </table:table-cell>
          <table:table-cell table:formula="of:=([$RawStats.H15] - MIN([$RawStats.H$7:.H$35])) / (MAX([$RawStats.H$7:.H$35]) - MIN([$RawStats.H$7:.H$35]))" office:value-type="float" office:value="0.331395348837209" calcext:value-type="float">
            <text:p>0.331395348837209</text:p>
          </table:table-cell>
          <table:table-cell table:formula="of:=([$RawStats.I15] - MIN([$RawStats.I$7:.I$35])) / (MAX([$RawStats.I$7:.I$35]) - MIN([$RawStats.I$7:.I$35]))" office:value-type="float" office:value="0.666666666666667" calcext:value-type="float">
            <text:p>0.666666666666667</text:p>
          </table:table-cell>
          <table:table-cell table:formula="of:=([$RawStats.J15] - MIN([$RawStats.J$7:.J$35])) / (MAX([$RawStats.J$7:.J$35]) - MIN([$RawStats.J$7:.J$35]))" office:value-type="float" office:value="1" calcext:value-type="float">
            <text:p>1</text:p>
          </table:table-cell>
          <table:table-cell table:formula="of:=([$RawStats.K15] - MIN([$RawStats.K$7:.K$35])) / (MAX([$RawStats.K$7:.K$35]) - MIN([$RawStats.K$7:.K$35]))" office:value-type="float" office:value="0.28" calcext:value-type="float">
            <text:p>0.28</text:p>
          </table:table-cell>
          <table:table-cell table:formula="of:=([$RawStats.L15] - MIN([$RawStats.L$7:.L$35])) / (MAX([$RawStats.L$7:.L$35]) - MIN([$RawStats.L$7:.L$35]))" office:value-type="float" office:value="0.882352941176471" calcext:value-type="float">
            <text:p>0.8823529411764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mel</text:p>
          </table:table-cell>
          <table:table-cell table:formula="of:=([$RawStats.H16] - MIN([$RawStats.H$7:.H$35])) / (MAX([$RawStats.H$7:.H$35]) - MIN([$RawStats.H$7:.H$35]))" office:value-type="float" office:value="0.261627906976744" calcext:value-type="float">
            <text:p>0.261627906976744</text:p>
          </table:table-cell>
          <table:table-cell table:formula="of:=([$RawStats.I16] - MIN([$RawStats.I$7:.I$35])) / (MAX([$RawStats.I$7:.I$35]) - MIN([$RawStats.I$7:.I$35]))" office:value-type="float" office:value="0.666666666666667" calcext:value-type="float">
            <text:p>0.666666666666667</text:p>
          </table:table-cell>
          <table:table-cell table:formula="of:=([$RawStats.J16] - MIN([$RawStats.J$7:.J$35])) / (MAX([$RawStats.J$7:.J$35]) - MIN([$RawStats.J$7:.J$35]))" office:value-type="float" office:value="1" calcext:value-type="float">
            <text:p>1</text:p>
          </table:table-cell>
          <table:table-cell table:formula="of:=([$RawStats.K16] - MIN([$RawStats.K$7:.K$35])) / (MAX([$RawStats.K$7:.K$35]) - MIN([$RawStats.K$7:.K$35]))" office:value-type="float" office:value="0.28" calcext:value-type="float">
            <text:p>0.28</text:p>
          </table:table-cell>
          <table:table-cell table:formula="of:=([$RawStats.L16] - MIN([$RawStats.L$7:.L$35])) / (MAX([$RawStats.L$7:.L$35]) - MIN([$RawStats.L$7:.L$35]))" office:value-type="float" office:value="0.882352941176471" calcext:value-type="float">
            <text:p>0.8823529411764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lue</text:p>
          </table:table-cell>
          <table:table-cell table:formula="of:=([$RawStats.H17] - MIN([$RawStats.H$7:.H$35])) / (MAX([$RawStats.H$7:.H$35]) - MIN([$RawStats.H$7:.H$35]))" office:value-type="float" office:value="0.261627906976744" calcext:value-type="float">
            <text:p>0.261627906976744</text:p>
          </table:table-cell>
          <table:table-cell table:formula="of:=([$RawStats.I17] - MIN([$RawStats.I$7:.I$35])) / (MAX([$RawStats.I$7:.I$35]) - MIN([$RawStats.I$7:.I$35]))" office:value-type="float" office:value="0.666666666666667" calcext:value-type="float">
            <text:p>0.666666666666667</text:p>
          </table:table-cell>
          <table:table-cell table:formula="of:=([$RawStats.J17] - MIN([$RawStats.J$7:.J$35])) / (MAX([$RawStats.J$7:.J$35]) - MIN([$RawStats.J$7:.J$35]))" office:value-type="float" office:value="1" calcext:value-type="float">
            <text:p>1</text:p>
          </table:table-cell>
          <table:table-cell table:formula="of:=([$RawStats.K17] - MIN([$RawStats.K$7:.K$35])) / (MAX([$RawStats.K$7:.K$35]) - MIN([$RawStats.K$7:.K$35]))" office:value-type="float" office:value="0.44" calcext:value-type="float">
            <text:p>0.44</text:p>
          </table:table-cell>
          <table:table-cell table:formula="of:=([$RawStats.L17] - MIN([$RawStats.L$7:.L$35])) / (MAX([$RawStats.L$7:.L$35]) - MIN([$RawStats.L$7: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ear</text:p>
          </table:table-cell>
          <table:table-cell table:formula="of:=([$RawStats.H18] - MIN([$RawStats.H$7:.H$35])) / (MAX([$RawStats.H$7:.H$35]) - MIN([$RawStats.H$7:.H$35]))" office:value-type="float" office:value="0.441860465116279" calcext:value-type="float">
            <text:p>0.441860465116279</text:p>
          </table:table-cell>
          <table:table-cell table:formula="of:=([$RawStats.I18] - MIN([$RawStats.I$7:.I$35])) / (MAX([$RawStats.I$7:.I$35]) - MIN([$RawStats.I$7:.I$35]))" office:value-type="float" office:value="0.666666666666667" calcext:value-type="float">
            <text:p>0.666666666666667</text:p>
          </table:table-cell>
          <table:table-cell table:formula="of:=([$RawStats.J18] - MIN([$RawStats.J$7:.J$35])) / (MAX([$RawStats.J$7:.J$35]) - MIN([$RawStats.J$7:.J$35]))" office:value-type="float" office:value="1" calcext:value-type="float">
            <text:p>1</text:p>
          </table:table-cell>
          <table:table-cell table:formula="of:=([$RawStats.K18] - MIN([$RawStats.K$7:.K$35])) / (MAX([$RawStats.K$7:.K$35]) - MIN([$RawStats.K$7:.K$35]))" office:value-type="float" office:value="0.44" calcext:value-type="float">
            <text:p>0.44</text:p>
          </table:table-cell>
          <table:table-cell table:formula="of:=([$RawStats.L18] - MIN([$RawStats.L$7:.L$35])) / (MAX([$RawStats.L$7:.L$35]) - MIN([$RawStats.L$7:.L$35]))" office:value-type="float" office:value="0.647058823529412" calcext:value-type="float">
            <text:p>0.647058823529412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human</text:p>
          </table:table-cell>
          <table:table-cell table:formula="of:=([$RawStats.H20] - MIN([$RawStats.H$7:.H$35])) / (MAX([$RawStats.H$7:.H$35]) - MIN([$RawStats.H$7:.H$35]))" office:value-type="float" office:value="0.162790697674419" calcext:value-type="float">
            <text:p>0.162790697674419</text:p>
          </table:table-cell>
          <table:table-cell table:formula="of:=([$RawStats.I20] - MIN([$RawStats.I$7:.I$35])) / (MAX([$RawStats.I$7:.I$35]) - MIN([$RawStats.I$7:.I$35]))" office:value-type="float" office:value="0.666666666666667" calcext:value-type="float">
            <text:p>0.666666666666667</text:p>
          </table:table-cell>
          <table:table-cell table:formula="of:=([$RawStats.J20] - MIN([$RawStats.J$7:.J$35])) / (MAX([$RawStats.J$7:.J$35]) - MIN([$RawStats.J$7:.J$35]))" office:value-type="float" office:value="1" calcext:value-type="float">
            <text:p>1</text:p>
          </table:table-cell>
          <table:table-cell table:formula="of:=([$RawStats.K20] - MIN([$RawStats.K$7:.K$35])) / (MAX([$RawStats.K$7:.K$35]) - MIN([$RawStats.K$7:.K$35]))" office:value-type="float" office:value="0.12" calcext:value-type="float">
            <text:p>0.12</text:p>
          </table:table-cell>
          <table:table-cell table:formula="of:=([$RawStats.L20] - MIN([$RawStats.L$7:.L$35])) / (MAX([$RawStats.L$7:.L$35]) - MIN([$RawStats.L$7: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g</text:p>
          </table:table-cell>
          <table:table-cell table:formula="of:=([$RawStats.H21] - MIN([$RawStats.H$7:.H$35])) / (MAX([$RawStats.H$7:.H$35]) - MIN([$RawStats.H$7:.H$35]))" office:value-type="float" office:value="0.162790697674419" calcext:value-type="float">
            <text:p>0.162790697674419</text:p>
          </table:table-cell>
          <table:table-cell table:formula="of:=([$RawStats.I21] - MIN([$RawStats.I$7:.I$35])) / (MAX([$RawStats.I$7:.I$35]) - MIN([$RawStats.I$7:.I$35]))" office:value-type="float" office:value="0.666666666666667" calcext:value-type="float">
            <text:p>0.666666666666667</text:p>
          </table:table-cell>
          <table:table-cell table:formula="of:=([$RawStats.J21] - MIN([$RawStats.J$7:.J$35])) / (MAX([$RawStats.J$7:.J$35]) - MIN([$RawStats.J$7:.J$35]))" office:value-type="float" office:value="1" calcext:value-type="float">
            <text:p>1</text:p>
          </table:table-cell>
          <table:table-cell table:formula="of:=([$RawStats.K21] - MIN([$RawStats.K$7:.K$35])) / (MAX([$RawStats.K$7:.K$35]) - MIN([$RawStats.K$7:.K$35]))" office:value-type="float" office:value="0.12" calcext:value-type="float">
            <text:p>0.12</text:p>
          </table:table-cell>
          <table:table-cell table:formula="of:=([$RawStats.L21] - MIN([$RawStats.L$7:.L$35])) / (MAX([$RawStats.L$7:.L$35]) - MIN([$RawStats.L$7: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light</text:p>
          </table:table-cell>
          <table:table-cell table:formula="of:=([$RawStats.H23] - MIN([$RawStats.H$7:.H$35])) / (MAX([$RawStats.H$7:.H$35]) - MIN([$RawStats.H$7:.H$35]))" office:value-type="float" office:value="0.104651162790698" calcext:value-type="float">
            <text:p>0.104651162790698</text:p>
          </table:table-cell>
          <table:table-cell table:formula="of:=([$RawStats.I23] - MIN([$RawStats.I$7:.I$35])) / (MAX([$RawStats.I$7:.I$35]) - MIN([$RawStats.I$7:.I$35]))" office:value-type="float" office:value="0.388888888888889" calcext:value-type="float">
            <text:p>0.388888888888889</text:p>
          </table:table-cell>
          <table:table-cell table:formula="of:=([$RawStats.J23] - MIN([$RawStats.J$7:.J$35])) / (MAX([$RawStats.J$7:.J$35]) - MIN([$RawStats.J$7:.J$35]))" office:value-type="float" office:value="1" calcext:value-type="float">
            <text:p>1</text:p>
          </table:table-cell>
          <table:table-cell table:formula="of:=([$RawStats.K23] - MIN([$RawStats.K$7:.K$35])) / (MAX([$RawStats.K$7:.K$35]) - MIN([$RawStats.K$7:.K$35]))" office:value-type="float" office:value="0.12" calcext:value-type="float">
            <text:p>0.12</text:p>
          </table:table-cell>
          <table:table-cell table:formula="of:=([$RawStats.L23] - MIN([$RawStats.L$7:.L$35])) / (MAX([$RawStats.L$7:.L$35]) - MIN([$RawStats.L$7: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ird</text:p>
          </table:table-cell>
          <table:table-cell table:formula="of:=([$RawStats.H24] - MIN([$RawStats.H$7:.H$35])) / (MAX([$RawStats.H$7:.H$35]) - MIN([$RawStats.H$7:.H$35]))" office:value-type="float" office:value="0.180232558139535" calcext:value-type="float">
            <text:p>0.180232558139535</text:p>
          </table:table-cell>
          <table:table-cell table:formula="of:=([$RawStats.I24] - MIN([$RawStats.I$7:.I$35])) / (MAX([$RawStats.I$7:.I$35]) - MIN([$RawStats.I$7:.I$35]))" office:value-type="float" office:value="0.388888888888889" calcext:value-type="float">
            <text:p>0.388888888888889</text:p>
          </table:table-cell>
          <table:table-cell table:formula="of:=([$RawStats.J24] - MIN([$RawStats.J$7:.J$35])) / (MAX([$RawStats.J$7:.J$35]) - MIN([$RawStats.J$7:.J$35]))" office:value-type="float" office:value="1" calcext:value-type="float">
            <text:p>1</text:p>
          </table:table-cell>
          <table:table-cell table:formula="of:=([$RawStats.K24] - MIN([$RawStats.K$7:.K$35])) / (MAX([$RawStats.K$7:.K$35]) - MIN([$RawStats.K$7:.K$35]))" office:value-type="float" office:value="0.04" calcext:value-type="float">
            <text:p>0.04</text:p>
          </table:table-cell>
          <table:table-cell table:formula="of:=([$RawStats.L24] - MIN([$RawStats.L$7:.L$35])) / (MAX([$RawStats.L$7:.L$35]) - MIN([$RawStats.L$7:.L$35]))" office:value-type="float" office:value="0.0588235294117647" calcext:value-type="float">
            <text:p>0.0588235294117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nchilla</text:p>
          </table:table-cell>
          <table:table-cell table:formula="of:=([$RawStats.H25] - MIN([$RawStats.H$7:.H$35])) / (MAX([$RawStats.H$7:.H$35]) - MIN([$RawStats.H$7:.H$35]))" office:value-type="float" office:value="0.180232558139535" calcext:value-type="float">
            <text:p>0.180232558139535</text:p>
          </table:table-cell>
          <table:table-cell table:formula="of:=([$RawStats.I25] - MIN([$RawStats.I$7:.I$35])) / (MAX([$RawStats.I$7:.I$35]) - MIN([$RawStats.I$7:.I$35]))" office:value-type="float" office:value="0.388888888888889" calcext:value-type="float">
            <text:p>0.388888888888889</text:p>
          </table:table-cell>
          <table:table-cell table:formula="of:=([$RawStats.J25] - MIN([$RawStats.J$7:.J$35])) / (MAX([$RawStats.J$7:.J$35]) - MIN([$RawStats.J$7:.J$35]))" office:value-type="float" office:value="1" calcext:value-type="float">
            <text:p>1</text:p>
          </table:table-cell>
          <table:table-cell table:formula="of:=([$RawStats.K25] - MIN([$RawStats.K$7:.K$35])) / (MAX([$RawStats.K$7:.K$35]) - MIN([$RawStats.K$7:.K$35]))" office:value-type="float" office:value="0.84" calcext:value-type="float">
            <text:p>0.84</text:p>
          </table:table-cell>
          <table:table-cell table:formula="of:=([$RawStats.L25] - MIN([$RawStats.L$7:.L$35])) / (MAX([$RawStats.L$7:.L$35]) - MIN([$RawStats.L$7: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ox</text:p>
          </table:table-cell>
          <table:table-cell table:formula="of:=([$RawStats.H26] - MIN([$RawStats.H$7:.H$35])) / (MAX([$RawStats.H$7:.H$35]) - MIN([$RawStats.H$7:.H$35]))" office:value-type="float" office:value="0.261627906976744" calcext:value-type="float">
            <text:p>0.261627906976744</text:p>
          </table:table-cell>
          <table:table-cell table:formula="of:=([$RawStats.I26] - MIN([$RawStats.I$7:.I$35])) / (MAX([$RawStats.I$7:.I$35]) - MIN([$RawStats.I$7:.I$35]))" office:value-type="float" office:value="0.583333333333333" calcext:value-type="float">
            <text:p>0.583333333333333</text:p>
          </table:table-cell>
          <table:table-cell table:formula="of:=([$RawStats.J26] - MIN([$RawStats.J$7:.J$35])) / (MAX([$RawStats.J$7:.J$35]) - MIN([$RawStats.J$7:.J$35]))" office:value-type="float" office:value="1" calcext:value-type="float">
            <text:p>1</text:p>
          </table:table-cell>
          <table:table-cell table:formula="of:=([$RawStats.K26] - MIN([$RawStats.K$7:.K$35])) / (MAX([$RawStats.K$7:.K$35]) - MIN([$RawStats.K$7:.K$35]))" office:value-type="float" office:value="0.44" calcext:value-type="float">
            <text:p>0.44</text:p>
          </table:table-cell>
          <table:table-cell table:formula="of:=([$RawStats.L26] - MIN([$RawStats.L$7:.L$35])) / (MAX([$RawStats.L$7:.L$35]) - MIN([$RawStats.L$7: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zard</text:p>
          </table:table-cell>
          <table:table-cell table:formula="of:=([$RawStats.H27] - MIN([$RawStats.H$7:.H$35])) / (MAX([$RawStats.H$7:.H$35]) - MIN([$RawStats.H$7:.H$35]))" office:value-type="float" office:value="0.261627906976744" calcext:value-type="float">
            <text:p>0.261627906976744</text:p>
          </table:table-cell>
          <table:table-cell table:formula="of:=([$RawStats.I27] - MIN([$RawStats.I$7:.I$35])) / (MAX([$RawStats.I$7:.I$35]) - MIN([$RawStats.I$7:.I$35]))" office:value-type="float" office:value="0.75" calcext:value-type="float">
            <text:p>0.75</text:p>
          </table:table-cell>
          <table:table-cell table:formula="of:=([$RawStats.J27] - MIN([$RawStats.J$7:.J$35])) / (MAX([$RawStats.J$7:.J$35]) - MIN([$RawStats.J$7:.J$35]))" office:value-type="float" office:value="1" calcext:value-type="float">
            <text:p>1</text:p>
          </table:table-cell>
          <table:table-cell table:formula="of:=([$RawStats.K27] - MIN([$RawStats.K$7:.K$35])) / (MAX([$RawStats.K$7:.K$35]) - MIN([$RawStats.K$7:.K$35]))" office:value-type="float" office:value="0.12" calcext:value-type="float">
            <text:p>0.12</text:p>
          </table:table-cell>
          <table:table-cell table:formula="of:=([$RawStats.L27] - MIN([$RawStats.L$7:.L$35])) / (MAX([$RawStats.L$7:.L$35]) - MIN([$RawStats.L$7: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elephant</text:p>
          </table:table-cell>
          <table:table-cell table:formula="of:=([$RawStats.H29] - MIN([$RawStats.H$7:.H$35])) / (MAX([$RawStats.H$7:.H$35]) - MIN([$RawStats.H$7:.H$35]))" office:value-type="float" office:value="0.441860465116279" calcext:value-type="float">
            <text:p>0.441860465116279</text:p>
          </table:table-cell>
          <table:table-cell table:formula="of:=([$RawStats.I29] - MIN([$RawStats.I$7:.I$35])) / (MAX([$RawStats.I$7:.I$35]) - MIN([$RawStats.I$7:.I$35]))" office:value-type="float" office:value="0.666666666666667" calcext:value-type="float">
            <text:p>0.666666666666667</text:p>
          </table:table-cell>
          <table:table-cell table:formula="of:=([$RawStats.J29] - MIN([$RawStats.J$7:.J$35])) / (MAX([$RawStats.J$7:.J$35]) - MIN([$RawStats.J$7:.J$35]))" office:value-type="float" office:value="1" calcext:value-type="float">
            <text:p>1</text:p>
          </table:table-cell>
          <table:table-cell table:formula="of:=([$RawStats.K29] - MIN([$RawStats.K$7:.K$35])) / (MAX([$RawStats.K$7:.K$35]) - MIN([$RawStats.K$7:.K$35]))" office:value-type="float" office:value="0.2" calcext:value-type="float">
            <text:p>0.2</text:p>
          </table:table-cell>
          <table:table-cell table:formula="of:=([$RawStats.L29] - MIN([$RawStats.L$7:.L$35])) / (MAX([$RawStats.L$7:.L$35]) - MIN([$RawStats.L$7: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eavy</text:p>
          </table:table-cell>
          <table:table-cell table:formula="of:=([$RawStats.H30] - MIN([$RawStats.H$7:.H$35])) / (MAX([$RawStats.H$7:.H$35]) - MIN([$RawStats.H$7:.H$35]))" office:value-type="float" office:value="0.511627906976744" calcext:value-type="float">
            <text:p>0.511627906976744</text:p>
          </table:table-cell>
          <table:table-cell table:formula="of:=([$RawStats.I30] - MIN([$RawStats.I$7:.I$35])) / (MAX([$RawStats.I$7:.I$35]) - MIN([$RawStats.I$7:.I$35]))" office:value-type="float" office:value="0.666666666666667" calcext:value-type="float">
            <text:p>0.666666666666667</text:p>
          </table:table-cell>
          <table:table-cell table:formula="of:=([$RawStats.J30] - MIN([$RawStats.J$7:.J$35])) / (MAX([$RawStats.J$7:.J$35]) - MIN([$RawStats.J$7:.J$35]))" office:value-type="float" office:value="1" calcext:value-type="float">
            <text:p>1</text:p>
          </table:table-cell>
          <table:table-cell table:formula="of:=([$RawStats.K30] - MIN([$RawStats.K$7:.K$35])) / (MAX([$RawStats.K$7:.K$35]) - MIN([$RawStats.K$7:.K$35]))" office:value-type="float" office:value="0.84" calcext:value-type="float">
            <text:p>0.84</text:p>
          </table:table-cell>
          <table:table-cell table:formula="of:=([$RawStats.L30] - MIN([$RawStats.L$7:.L$35])) / (MAX([$RawStats.L$7:.L$35]) - MIN([$RawStats.L$7:.L$35]))" office:value-type="float" office:value="0.294117647058823" calcext:value-type="float">
            <text:p>0.2941176470588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hino</text:p>
          </table:table-cell>
          <table:table-cell table:formula="of:=([$RawStats.H31] - MIN([$RawStats.H$7:.H$35])) / (MAX([$RawStats.H$7:.H$35]) - MIN([$RawStats.H$7:.H$35]))" office:value-type="float" office:value="0.540697674418605" calcext:value-type="float">
            <text:p>0.540697674418605</text:p>
          </table:table-cell>
          <table:table-cell table:formula="of:=([$RawStats.I31] - MIN([$RawStats.I$7:.I$35])) / (MAX([$RawStats.I$7:.I$35]) - MIN([$RawStats.I$7:.I$35]))" office:value-type="float" office:value="0.666666666666667" calcext:value-type="float">
            <text:p>0.666666666666667</text:p>
          </table:table-cell>
          <table:table-cell table:formula="of:=([$RawStats.J31] - MIN([$RawStats.J$7:.J$35])) / (MAX([$RawStats.J$7:.J$35]) - MIN([$RawStats.J$7:.J$35]))" office:value-type="float" office:value="1" calcext:value-type="float">
            <text:p>1</text:p>
          </table:table-cell>
          <table:table-cell table:formula="of:=([$RawStats.K31] - MIN([$RawStats.K$7:.K$35])) / (MAX([$RawStats.K$7:.K$35]) - MIN([$RawStats.K$7:.K$35]))" office:value-type="float" office:value="0.2" calcext:value-type="float">
            <text:p>0.2</text:p>
          </table:table-cell>
          <table:table-cell table:formula="of:=([$RawStats.L31] - MIN([$RawStats.L$7:.L$35])) / (MAX([$RawStats.L$7:.L$35]) - MIN([$RawStats.L$7:.L$35]))" office:value-type="float" office:value="0.294117647058823" calcext:value-type="float">
            <text:p>0.294117647058823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thrumbo</text:p>
          </table:table-cell>
          <table:table-cell table:formula="of:=([$RawStats.H33] - MIN([$RawStats.H$7:.H$35])) / (MAX([$RawStats.H$7:.H$35]) - MIN([$RawStats.H$7:.H$35]))" office:value-type="float" office:value="1" calcext:value-type="float">
            <text:p>1</text:p>
          </table:table-cell>
          <table:table-cell table:formula="of:=([$RawStats.I33] - MIN([$RawStats.I$7:.I$35])) / (MAX([$RawStats.I$7:.I$35]) - MIN([$RawStats.I$7:.I$35]))" office:value-type="float" office:value="1" calcext:value-type="float">
            <text:p>1</text:p>
          </table:table-cell>
          <table:table-cell table:formula="of:=([$RawStats.J33] - MIN([$RawStats.J$7:.J$35])) / (MAX([$RawStats.J$7:.J$35]) - MIN([$RawStats.J$7:.J$35]))" office:value-type="float" office:value="1" calcext:value-type="float">
            <text:p>1</text:p>
          </table:table-cell>
          <table:table-cell table:formula="of:=([$RawStats.K33] - MIN([$RawStats.K$7:.K$35])) / (MAX([$RawStats.K$7:.K$35]) - MIN([$RawStats.K$7:.K$35]))" office:value-type="float" office:value="1" calcext:value-type="float">
            <text:p>1</text:p>
          </table:table-cell>
          <table:table-cell table:formula="of:=([$RawStats.L33] - MIN([$RawStats.L$7:.L$35])) / (MAX([$RawStats.L$7:.L$35]) - MIN([$RawStats.L$7:.L$35]))" office:value-type="float" office:value="0.764705882352941" calcext:value-type="float">
            <text:p>0.764705882352941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patch</text:p>
          </table:table-cell>
          <table:table-cell table:formula="of:=([$RawStats.H35] - MIN([$RawStats.H$7:.H$35])) / (MAX([$RawStats.H$7:.H$35]) - MIN([$RawStats.H$7:.H$35]))" office:value-type="float" office:value="0.0523255813953489" calcext:value-type="float">
            <text:p>0.052325581395349</text:p>
          </table:table-cell>
          <table:table-cell table:formula="of:=([$RawStats.I35] - MIN([$RawStats.I$7:.I$35])) / (MAX([$RawStats.I$7:.I$35]) - MIN([$RawStats.I$7:.I$35]))" office:value-type="float" office:value="0.527777777777778" calcext:value-type="float">
            <text:p>0.527777777777778</text:p>
          </table:table-cell>
          <table:table-cell table:formula="of:=([$RawStats.J35] - MIN([$RawStats.J$7:.J$35])) / (MAX([$RawStats.J$7:.J$35]) - MIN([$RawStats.J$7:.J$35]))" office:value-type="float" office:value="0" calcext:value-type="float">
            <text:p>0</text:p>
          </table:table-cell>
          <table:table-cell table:formula="of:=([$RawStats.K35] - MIN([$RawStats.K$7:.K$35])) / (MAX([$RawStats.K$7:.K$35]) - MIN([$RawStats.K$7:.K$35]))" office:value-type="float" office:value="0" calcext:value-type="float">
            <text:p>0</text:p>
          </table:table-cell>
          <table:table-cell table:formula="of:=([$RawStats.L35] - MIN([$RawStats.L$7:.L$35])) / (MAX([$RawStats.L$7:.L$35]) - MIN([$RawStats.L$7:.L$35])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1048545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draft 1" table:style-name="ta1">
        <table:table-column table:style-name="co18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textile HP</text:p>
          </table:table-cell>
          <table:table-cell office:value-type="string" calcext:value-type="string">
            <text:p>item HP</text:p>
          </table:table-cell>
          <table:table-cell office:value-type="string" calcext:value-type="string">
            <text:p>deteriorate</text:p>
          </table:table-cell>
          <table:table-cell office:value-type="string" calcext:value-type="string">
            <text:p>commonality</text:p>
          </table:table-cell>
          <table:table-cell office:value-type="string" calcext:value-type="string">
            <text:p>dollars</text:p>
          </table:table-cell>
          <table:table-cell office:value-type="string" calcext:value-type="string">
            <text:p>flammability</text:p>
          </table:table-cell>
          <table:table-cell office:value-type="string" calcext:value-type="string">
            <text:p>DC sharp</text:p>
          </table:table-cell>
          <table:table-cell office:value-type="string" calcext:value-type="string">
            <text:p>DC blunt</text:p>
          </table:table-cell>
          <table:table-cell office:value-type="string" calcext:value-type="string">
            <text:p>DC fire</text:p>
          </table:table-cell>
          <table:table-cell office:value-type="string" calcext:value-type="string">
            <text:p>vs cold</text:p>
          </table:table-cell>
          <table:table-cell office:value-type="string" calcext:value-type="string">
            <text:p>vs hot</text:p>
          </table:table-cell>
        </table:table-row>
        <table:table-row table:style-name="ro1">
          <table:table-cell office:value-type="string" calcext:value-type="string">
            <text:p>cloth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ynth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94" calcext:value-type="float">
            <text:p>0.94</text:p>
          </table:table-cell>
          <table:table-cell office:value-type="float" office:value="0.26" calcext:value-type="float">
            <text:p>0.26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evil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float" office:value="0.36" calcext:value-type="float">
            <text:p>0.3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yper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2.88" calcext:value-type="float">
            <text:p>2.88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nowy wool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2.7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esert wool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2.7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rash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19" calcext:value-type="float">
            <text:p>0.19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025" calcext:value-type="float">
            <text:p>0.0025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uxury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0.14" calcext:value-type="float">
            <text:p>0.14</text:p>
          </table:table-cell>
          <table:table-cell office:value-type="float" office:value="1.5" calcext:value-type="float">
            <text:p>1.5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wolf / pola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75" calcext:value-type="float">
            <text:p>0.0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nth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75" calcext:value-type="float">
            <text:p>0.0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hino / elephant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loth / bea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rumbo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.08" calcext:value-type="float">
            <text:p>2.08</text:p>
          </table:table-cell>
          <table:table-cell office:value-type="float" office:value="0.36" calcext:value-type="float">
            <text:p>0.36</text:p>
          </table:table-cell>
          <table:table-cell office:value-type="float" office:value="1.5" calcext:value-type="float">
            <text:p>1.5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6">0000-00-00</text:date>, <text:time style:data-style-name="N2" text:time-value="21:35:20.6041055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21:58:03.344404817</meta:creation-date>
    <dc:date>2019-01-26T08:44:33.819673379</dc:date>
    <meta:editing-duration>PT10H15M9S</meta:editing-duration>
    <meta:editing-cycles>35</meta:editing-cycles>
    <meta:generator>LibreOffice/6.0.7.3$Linux_X86_64 LibreOffice_project/00m0$Build-3</meta:generator>
    <meta:document-statistic meta:table-count="4" meta:cell-count="83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4" style:family="chart">
      <style:graphic-properties draw:stroke="solid" svg:stroke-color="#b3b3b3" draw:fill="none" draw:fill-color="#e6e6e6"/>
    </style:style>
    <style:style style:name="ch35" style:family="chart">
      <style:graphic-properties svg:stroke-color="#b3b3b3" draw:fill-color="#cccccc"/>
    </style:style>
  </office:automatic-styles>
  <office:body>
    <office:chart>
      <chart:chart svg:width="50.128cm" svg:height="20.462cm" xlink:href=".." xlink:type="simple" chart:class="chart:line" chart:style-name="ch1">
        <chart:legend chart:legend-position="end" svg:x="46.853cm" svg:y="3.458cm" style:legend-expansion="high" chart:style-name="ch2"/>
        <chart:plot-area chart:style-name="ch3" table:cell-range-address="ScaledStats.A1:ScaledStats.F5 ScaledStats.A7:ScaledStats.F10 ScaledStats.A12:ScaledStats.F18 ScaledStats.A20:ScaledStats.F21 ScaledStats.A23:ScaledStats.F27 ScaledStats.A29:ScaledStats.F31 ScaledStats.A33:ScaledStats.F33 ScaledStats.A35:ScaledStats.F35" chart:data-source-has-labels="both" svg:x="1.002cm" svg:y="0.409cm" svg:width="44.849cm" svg:height="19.644cm">
          <chartooo:coordinate-region svg:x="1.729cm" svg:y="0.608cm" svg:width="43.644cm" svg:height="18.798cm"/>
          <chart:axis chart:dimension="x" chart:name="primary-x" chart:style-name="ch4" chartooo:axis-type="auto">
            <chartooo:date-scale/>
            <chart:categories table:cell-range-address="ScaledStats.B1:ScaledStats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caledStats.B2:ScaledStats.F2" chart:label-cell-address="ScaledStats.A2:ScaledStats.A2" chart:class="chart:line">
            <chart:data-point chart:repeated="5"/>
          </chart:series>
          <chart:series chart:style-name="ch8" chart:values-cell-range-address="ScaledStats.B3:ScaledStats.F3" chart:label-cell-address="ScaledStats.A3:ScaledStats.A3" chart:class="chart:line">
            <chart:data-point chart:repeated="5"/>
          </chart:series>
          <chart:series chart:style-name="ch9" chart:values-cell-range-address="ScaledStats.B4:ScaledStats.F4" chart:label-cell-address="ScaledStats.A4:ScaledStats.A4" chart:class="chart:line">
            <chart:data-point chart:repeated="5"/>
          </chart:series>
          <chart:series chart:style-name="ch10" chart:values-cell-range-address="ScaledStats.B5:ScaledStats.F5" chart:label-cell-address="ScaledStats.A5:ScaledStats.A5" chart:class="chart:line">
            <chart:data-point chart:repeated="5"/>
          </chart:series>
          <chart:series chart:style-name="ch11" chart:values-cell-range-address="ScaledStats.B7:ScaledStats.F7" chart:label-cell-address="ScaledStats.A7:ScaledStats.A7" chart:class="chart:line">
            <chart:data-point chart:repeated="5"/>
          </chart:series>
          <chart:series chart:style-name="ch12" chart:values-cell-range-address="ScaledStats.B8:ScaledStats.F8" chart:label-cell-address="ScaledStats.A8:ScaledStats.A8" chart:class="chart:line">
            <chart:data-point chart:repeated="5"/>
          </chart:series>
          <chart:series chart:style-name="ch13" chart:values-cell-range-address="ScaledStats.B9:ScaledStats.F9" chart:label-cell-address="ScaledStats.A9:ScaledStats.A9" chart:class="chart:line">
            <chart:data-point chart:repeated="5"/>
          </chart:series>
          <chart:series chart:style-name="ch14" chart:values-cell-range-address="ScaledStats.B10:ScaledStats.F10" chart:label-cell-address="ScaledStats.A10:ScaledStats.A10" chart:class="chart:line">
            <chart:data-point chart:repeated="5"/>
          </chart:series>
          <chart:series chart:style-name="ch15" chart:values-cell-range-address="ScaledStats.B12:ScaledStats.F12" chart:label-cell-address="ScaledStats.A12:ScaledStats.A12" chart:class="chart:line">
            <chart:data-point chart:repeated="5"/>
          </chart:series>
          <chart:series chart:style-name="ch16" chart:values-cell-range-address="ScaledStats.B13:ScaledStats.F13" chart:label-cell-address="ScaledStats.A13:ScaledStats.A13" chart:class="chart:line">
            <chart:data-point chart:repeated="5"/>
          </chart:series>
          <chart:series chart:style-name="ch17" chart:values-cell-range-address="ScaledStats.B14:ScaledStats.F14" chart:label-cell-address="ScaledStats.A14:ScaledStats.A14" chart:class="chart:line">
            <chart:data-point chart:repeated="5"/>
          </chart:series>
          <chart:series chart:style-name="ch18" chart:values-cell-range-address="ScaledStats.B15:ScaledStats.F15" chart:label-cell-address="ScaledStats.A15:ScaledStats.A15" chart:class="chart:line">
            <chart:data-point chart:repeated="5"/>
          </chart:series>
          <chart:series chart:style-name="ch19" chart:values-cell-range-address="ScaledStats.B16:ScaledStats.F16" chart:label-cell-address="ScaledStats.A16:ScaledStats.A16" chart:class="chart:line">
            <chart:data-point chart:repeated="5"/>
          </chart:series>
          <chart:series chart:style-name="ch20" chart:values-cell-range-address="ScaledStats.B17:ScaledStats.F17" chart:label-cell-address="ScaledStats.A17:ScaledStats.A17" chart:class="chart:line">
            <chart:data-point chart:repeated="5"/>
          </chart:series>
          <chart:series chart:style-name="ch21" chart:values-cell-range-address="ScaledStats.B18:ScaledStats.F18" chart:label-cell-address="ScaledStats.A18:ScaledStats.A18" chart:class="chart:line">
            <chart:data-point chart:repeated="5"/>
          </chart:series>
          <chart:series chart:style-name="ch22" chart:values-cell-range-address="ScaledStats.B20:ScaledStats.F20" chart:label-cell-address="ScaledStats.A20:ScaledStats.A20" chart:class="chart:line">
            <chart:data-point chart:repeated="5"/>
          </chart:series>
          <chart:series chart:style-name="ch23" chart:values-cell-range-address="ScaledStats.B21:ScaledStats.F21" chart:label-cell-address="ScaledStats.A21:ScaledStats.A21" chart:class="chart:line">
            <chart:data-point chart:repeated="5"/>
          </chart:series>
          <chart:series chart:style-name="ch24" chart:values-cell-range-address="ScaledStats.B23:ScaledStats.F23" chart:label-cell-address="ScaledStats.A23:ScaledStats.A23" chart:class="chart:line">
            <chart:data-point chart:repeated="5"/>
          </chart:series>
          <chart:series chart:style-name="ch25" chart:values-cell-range-address="ScaledStats.B24:ScaledStats.F24" chart:label-cell-address="ScaledStats.A24:ScaledStats.A24" chart:class="chart:line">
            <chart:data-point chart:repeated="5"/>
          </chart:series>
          <chart:series chart:style-name="ch26" chart:values-cell-range-address="ScaledStats.B25:ScaledStats.F25" chart:label-cell-address="ScaledStats.A25:ScaledStats.A25" chart:class="chart:line">
            <chart:data-point chart:repeated="5"/>
          </chart:series>
          <chart:series chart:style-name="ch27" chart:values-cell-range-address="ScaledStats.B26:ScaledStats.F26" chart:label-cell-address="ScaledStats.A26:ScaledStats.A26" chart:class="chart:line">
            <chart:data-point chart:repeated="5"/>
          </chart:series>
          <chart:series chart:style-name="ch28" chart:values-cell-range-address="ScaledStats.B27:ScaledStats.F27" chart:label-cell-address="ScaledStats.A27:ScaledStats.A27" chart:class="chart:line">
            <chart:data-point chart:repeated="5"/>
          </chart:series>
          <chart:series chart:style-name="ch29" chart:values-cell-range-address="ScaledStats.B29:ScaledStats.F29" chart:label-cell-address="ScaledStats.A29:ScaledStats.A29" chart:class="chart:line">
            <chart:data-point chart:repeated="5"/>
          </chart:series>
          <chart:series chart:style-name="ch30" chart:values-cell-range-address="ScaledStats.B30:ScaledStats.F30" chart:label-cell-address="ScaledStats.A30:ScaledStats.A30" chart:class="chart:line">
            <chart:data-point chart:repeated="5"/>
          </chart:series>
          <chart:series chart:style-name="ch31" chart:values-cell-range-address="ScaledStats.B31:ScaledStats.F31" chart:label-cell-address="ScaledStats.A31:ScaledStats.A31" chart:class="chart:line">
            <chart:data-point chart:repeated="5"/>
          </chart:series>
          <chart:series chart:style-name="ch32" chart:values-cell-range-address="ScaledStats.B33:ScaledStats.F33" chart:label-cell-address="ScaledStats.A33:ScaledStats.A33" chart:class="chart:line">
            <chart:data-point chart:repeated="5"/>
          </chart:series>
          <chart:series chart:style-name="ch33" chart:values-cell-range-address="ScaledStats.B35:ScaledStats.F35" chart:label-cell-address="ScaledStats.A35:ScaledStats.A35" chart:class="chart:line">
            <chart:data-point chart:repeated="5"/>
          </chart:series>
          <chart:wall chart:style-name="ch34"/>
          <chart:floor chart:style-name="ch3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C sharp</text:p>
                <draw:g>
                  <svg:desc>ScaledStats.B1:ScaledStats.F1</svg:desc>
                </draw:g>
              </table:table-cell>
              <table:table-cell office:value-type="string">
                <text:p>DC blunt</text:p>
              </table:table-cell>
              <table:table-cell office:value-type="string">
                <text:p>DC fire</text:p>
              </table:table-cell>
              <table:table-cell office:value-type="string">
                <text:p>vs cold</text:p>
              </table:table-cell>
              <table:table-cell office:value-type="string">
                <text:p>vs hot</text:p>
              </table:table-cell>
            </table:table-row>
          </table:table-header-rows>
          <table:table-rows>
            <table:table-row>
              <table:table-cell office:value-type="string">
                <text:p>cloth</text:p>
                <draw:g>
                  <svg:desc>ScaledStats.A2:ScaledStats.A2</svg:desc>
                </draw:g>
              </table:table-cell>
              <table:table-cell office:value-type="float" office:value="0">
                <text:p>0</text:p>
                <draw:g>
                  <svg:desc>ScaledStats.B2:ScaledStats.F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synth</text:p>
                <draw:g>
                  <svg:desc>ScaledStats.A3:ScaledStats.A3</svg:desc>
                </draw:g>
              </table:table-cell>
              <table:table-cell office:value-type="float" office:value="0.337209302325581">
                <text:p>0.337209302325581</text:p>
                <draw:g>
                  <svg:desc>ScaledStats.B3:ScaledStats.F3</svg:desc>
                </draw:g>
              </table:table-cell>
              <table:table-cell office:value-type="float" office:value="0.481481481481481">
                <text:p>0.481481481481481</text:p>
              </table:table-cell>
              <table:table-cell office:value-type="float" office:value="0.25531914893617">
                <text:p>0.25531914893617</text:p>
              </table:table-cell>
              <table:table-cell office:value-type="float" office:value="0.52">
                <text:p>0.52</text:p>
              </table:table-cell>
              <table:table-cell office:value-type="float" office:value="0.764705882352941">
                <text:p>0.764705882352941</text:p>
              </table:table-cell>
            </table:table-row>
            <table:table-row>
              <table:table-cell office:value-type="string">
                <text:p>devil</text:p>
                <draw:g>
                  <svg:desc>ScaledStats.A4:ScaledStats.A4</svg:desc>
                </draw:g>
              </table:table-cell>
              <table:table-cell office:value-type="float" office:value="0.604651162790698">
                <text:p>0.604651162790698</text:p>
                <draw:g>
                  <svg:desc>ScaledStats.B4:ScaledStats.F4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44">
                <text:p>0.44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hyper</text:p>
                <draw:g>
                  <svg:desc>ScaledStats.A5:ScaledStats.A5</svg:desc>
                </draw:g>
              </table:table-cell>
              <table:table-cell office:value-type="float" office:value="0.953488372093023">
                <text:p>0.953488372093023</text:p>
                <draw:g>
                  <svg:desc>ScaledStats.B5:ScaledStats.F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957446808510638">
                <text:p>0.957446808510638</text:p>
              </table:table-cell>
              <table:table-cell office:value-type="float" office:value="0.68">
                <text:p>0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lpaca wool</text:p>
                <draw:g>
                  <svg:desc>ScaledStats.A7:ScaledStats.A7</svg:desc>
                </draw:g>
              </table:table-cell>
              <table:table-cell office:value-type="float" office:value="0">
                <text:p>0</text:p>
                <draw:g>
                  <svg:desc>ScaledStats.B7:ScaledStats.F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26241134751773">
                <text:p>0.326241134751773</text:p>
              </table:table-cell>
              <table:table-cell office:value-type="float" office:value="0.76">
                <text:p>0.76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camelhair</text:p>
                <draw:g>
                  <svg:desc>ScaledStats.A8:ScaledStats.A8</svg:desc>
                </draw:g>
              </table:table-cell>
              <table:table-cell office:value-type="float" office:value="0">
                <text:p>0</text:p>
                <draw:g>
                  <svg:desc>ScaledStats.B8:ScaledStats.F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26241134751773">
                <text:p>0.326241134751773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loth wool</text:p>
                <draw:g>
                  <svg:desc>ScaledStats.A9:ScaledStats.A9</svg:desc>
                </draw:g>
              </table:table-cell>
              <table:table-cell office:value-type="float" office:value="0.255813953488372">
                <text:p>0.255813953488372</text:p>
                <draw:g>
                  <svg:desc>ScaledStats.B9:ScaledStats.F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26241134751773">
                <text:p>0.326241134751773</text:p>
              </table:table-cell>
              <table:table-cell office:value-type="float" office:value="1">
                <text:p>1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muffalo wool</text:p>
                <draw:g>
                  <svg:desc>ScaledStats.A10:ScaledStats.A10</svg:desc>
                </draw:g>
              </table:table-cell>
              <table:table-cell office:value-type="float" office:value="0">
                <text:p>0</text:p>
                <draw:g>
                  <svg:desc>ScaledStats.B10:ScaledStats.F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26241134751773">
                <text:p>0.326241134751773</text:p>
              </table:table-cell>
              <table:table-cell office:value-type="float" office:value="0.84">
                <text:p>0.84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plain</text:p>
                <draw:g>
                  <svg:desc>ScaledStats.A12:ScaledStats.A12</svg:desc>
                </draw:g>
              </table:table-cell>
              <table:table-cell office:value-type="float" office:value="0.261627906976744">
                <text:p>0.261627906976744</text:p>
                <draw:g>
                  <svg:desc>ScaledStats.B12:ScaledStats.F12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28">
                <text:p>0.28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dog</text:p>
                <draw:g>
                  <svg:desc>ScaledStats.A13:ScaledStats.A13</svg:desc>
                </draw:g>
              </table:table-cell>
              <table:table-cell office:value-type="float" office:value="0.261627906976744">
                <text:p>0.261627906976744</text:p>
                <draw:g>
                  <svg:desc>ScaledStats.B13:ScaledStats.F13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2">
                <text:p>0.2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wolf</text:p>
                <draw:g>
                  <svg:desc>ScaledStats.A14:ScaledStats.A14</svg:desc>
                </draw:g>
              </table:table-cell>
              <table:table-cell office:value-type="float" office:value="0.383720930232558">
                <text:p>0.383720930232558</text:p>
                <draw:g>
                  <svg:desc>ScaledStats.B14:ScaledStats.F14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6">
                <text:p>0.6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panther</text:p>
                <draw:g>
                  <svg:desc>ScaledStats.A15:ScaledStats.A15</svg:desc>
                </draw:g>
              </table:table-cell>
              <table:table-cell office:value-type="float" office:value="0.331395348837209">
                <text:p>0.331395348837209</text:p>
                <draw:g>
                  <svg:desc>ScaledStats.B15:ScaledStats.F15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28">
                <text:p>0.28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camel</text:p>
                <draw:g>
                  <svg:desc>ScaledStats.A16:ScaledStats.A16</svg:desc>
                </draw:g>
              </table:table-cell>
              <table:table-cell office:value-type="float" office:value="0.261627906976744">
                <text:p>0.261627906976744</text:p>
                <draw:g>
                  <svg:desc>ScaledStats.B16:ScaledStats.F16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28">
                <text:p>0.28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blue</text:p>
                <draw:g>
                  <svg:desc>ScaledStats.A17:ScaledStats.A17</svg:desc>
                </draw:g>
              </table:table-cell>
              <table:table-cell office:value-type="float" office:value="0.261627906976744">
                <text:p>0.261627906976744</text:p>
                <draw:g>
                  <svg:desc>ScaledStats.B17:ScaledStats.F17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44">
                <text:p>0.4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bear</text:p>
                <draw:g>
                  <svg:desc>ScaledStats.A18:ScaledStats.A18</svg:desc>
                </draw:g>
              </table:table-cell>
              <table:table-cell office:value-type="float" office:value="0.441860465116279">
                <text:p>0.441860465116279</text:p>
                <draw:g>
                  <svg:desc>ScaledStats.B18:ScaledStats.F18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44">
                <text:p>0.44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string">
                <text:p>human</text:p>
                <draw:g>
                  <svg:desc>ScaledStats.A20:ScaledStats.A20</svg:desc>
                </draw:g>
              </table:table-cell>
              <table:table-cell office:value-type="float" office:value="0.162790697674419">
                <text:p>0.162790697674419</text:p>
                <draw:g>
                  <svg:desc>ScaledStats.B20:ScaledStats.F20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pig</text:p>
                <draw:g>
                  <svg:desc>ScaledStats.A21:ScaledStats.A21</svg:desc>
                </draw:g>
              </table:table-cell>
              <table:table-cell office:value-type="float" office:value="0.162790697674419">
                <text:p>0.162790697674419</text:p>
                <draw:g>
                  <svg:desc>ScaledStats.B21:ScaledStats.F21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light</text:p>
                <draw:g>
                  <svg:desc>ScaledStats.A23:ScaledStats.A23</svg:desc>
                </draw:g>
              </table:table-cell>
              <table:table-cell office:value-type="float" office:value="0.104651162790698">
                <text:p>0.104651162790698</text:p>
                <draw:g>
                  <svg:desc>ScaledStats.B23:ScaledStats.F23</svg:desc>
                </draw:g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bird</text:p>
                <draw:g>
                  <svg:desc>ScaledStats.A24:ScaledStats.A24</svg:desc>
                </draw:g>
              </table:table-cell>
              <table:table-cell office:value-type="float" office:value="0.180232558139535">
                <text:p>0.180232558139535</text:p>
                <draw:g>
                  <svg:desc>ScaledStats.B24:ScaledStats.F24</svg:desc>
                </draw:g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04">
                <text:p>0.04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chinchilla</text:p>
                <draw:g>
                  <svg:desc>ScaledStats.A25:ScaledStats.A25</svg:desc>
                </draw:g>
              </table:table-cell>
              <table:table-cell office:value-type="float" office:value="0.180232558139535">
                <text:p>0.180232558139535</text:p>
                <draw:g>
                  <svg:desc>ScaledStats.B25:ScaledStats.F25</svg:desc>
                </draw:g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84">
                <text:p>0.8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fox</text:p>
                <draw:g>
                  <svg:desc>ScaledStats.A26:ScaledStats.A26</svg:desc>
                </draw:g>
              </table:table-cell>
              <table:table-cell office:value-type="float" office:value="0.261627906976744">
                <text:p>0.261627906976744</text:p>
                <draw:g>
                  <svg:desc>ScaledStats.B26:ScaledStats.F26</svg:desc>
                </draw:g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44">
                <text:p>0.4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lizard</text:p>
                <draw:g>
                  <svg:desc>ScaledStats.A27:ScaledStats.A27</svg:desc>
                </draw:g>
              </table:table-cell>
              <table:table-cell office:value-type="float" office:value="0.261627906976744">
                <text:p>0.261627906976744</text:p>
                <draw:g>
                  <svg:desc>ScaledStats.B27:ScaledStats.F27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elephant</text:p>
                <draw:g>
                  <svg:desc>ScaledStats.A29:ScaledStats.A29</svg:desc>
                </draw:g>
              </table:table-cell>
              <table:table-cell office:value-type="float" office:value="0.441860465116279">
                <text:p>0.441860465116279</text:p>
                <draw:g>
                  <svg:desc>ScaledStats.B29:ScaledStats.F29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2">
                <text:p>0.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heavy</text:p>
                <draw:g>
                  <svg:desc>ScaledStats.A30:ScaledStats.A30</svg:desc>
                </draw:g>
              </table:table-cell>
              <table:table-cell office:value-type="float" office:value="0.511627906976744">
                <text:p>0.511627906976744</text:p>
                <draw:g>
                  <svg:desc>ScaledStats.B30:ScaledStats.F30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84">
                <text:p>0.84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rhino</text:p>
                <draw:g>
                  <svg:desc>ScaledStats.A31:ScaledStats.A31</svg:desc>
                </draw:g>
              </table:table-cell>
              <table:table-cell office:value-type="float" office:value="0.540697674418605">
                <text:p>0.540697674418605</text:p>
                <draw:g>
                  <svg:desc>ScaledStats.B31:ScaledStats.F31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2">
                <text:p>0.2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thrumbo</text:p>
                <draw:g>
                  <svg:desc>ScaledStats.A33:ScaledStats.A33</svg:desc>
                </draw:g>
              </table:table-cell>
              <table:table-cell office:value-type="float" office:value="1">
                <text:p>1</text:p>
                <draw:g>
                  <svg:desc>ScaledStats.B33:ScaledStats.F33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1">
                <text:p>1</text:p>
              </table:table-cell>
              <table:table-cell office:value-type="float" office:value="0.764705882352941">
                <text:p>0.764705882352941</text:p>
              </table:table-cell>
            </table:table-row>
            <table:table-row>
              <table:table-cell office:value-type="string">
                <text:p>patch</text:p>
                <draw:g>
                  <svg:desc>ScaledStats.A35:ScaledStats.A35</svg:desc>
                </draw:g>
              </table:table-cell>
              <table:table-cell office:value-type="float" office:value="0.0523255813953489">
                <text:p>0.0523255813953489</text:p>
                <draw:g>
                  <svg:desc>ScaledStats.B35:ScaledStats.F35</svg:desc>
                </draw:g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0.25531914893617">
                <text:p>0.25531914893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4" style:family="chart">
      <style:graphic-properties draw:stroke="solid" svg:stroke-color="#b3b3b3" draw:fill="none" draw:fill-color="#e6e6e6"/>
    </style:style>
    <style:style style:name="ch35" style:family="chart">
      <style:graphic-properties svg:stroke-color="#b3b3b3" draw:fill-color="#cccccc"/>
    </style:style>
  </office:automatic-styles>
  <office:body>
    <office:chart>
      <chart:chart svg:width="50.128cm" svg:height="20.462cm" xlink:href=".." xlink:type="simple" chart:class="chart:line" chart:style-name="ch1">
        <chart:legend chart:legend-position="end" svg:x="46.853cm" svg:y="3.458cm" style:legend-expansion="high" chart:style-name="ch2"/>
        <chart:plot-area chart:style-name="ch3" table:cell-range-address="ScaledStatsAnimalOnly.B1:ScaledStatsAnimalOnly.F5 ScaledStatsAnimalOnly.A1:ScaledStatsAnimalOnly.A5 ScaledStatsAnimalOnly.A7:ScaledStatsAnimalOnly.F13 ScaledStatsAnimalOnly.A15:ScaledStatsAnimalOnly.F16 ScaledStatsAnimalOnly.A18:ScaledStatsAnimalOnly.F22 ScaledStatsAnimalOnly.A24:ScaledStatsAnimalOnly.F26 ScaledStatsAnimalOnly.A28:ScaledStatsAnimalOnly.F28 ScaledStatsAnimalOnly.A30:ScaledStatsAnimalOnly.F30" chart:data-source-has-labels="both" svg:x="1.002cm" svg:y="0.409cm" svg:width="44.849cm" svg:height="19.644cm">
          <chartooo:coordinate-region svg:x="1.729cm" svg:y="0.608cm" svg:width="43.644cm" svg:height="18.798cm"/>
          <chart:axis chart:dimension="x" chart:name="primary-x" chart:style-name="ch4" chartooo:axis-type="auto">
            <chartooo:date-scale/>
            <chart:categories table:cell-range-address="ScaledStatsAnimalOnly.B1:ScaledStatsAnimalOnly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caledStatsAnimalOnly.B2:ScaledStatsAnimalOnly.F2" chart:label-cell-address="ScaledStatsAnimalOnly.A2:ScaledStatsAnimalOnly.A2" chart:class="chart:line">
            <chart:data-point chart:repeated="5"/>
          </chart:series>
          <chart:series chart:style-name="ch8" chart:values-cell-range-address="ScaledStatsAnimalOnly.B3:ScaledStatsAnimalOnly.F3" chart:label-cell-address="ScaledStatsAnimalOnly.A3:ScaledStatsAnimalOnly.A3" chart:class="chart:line">
            <chart:data-point chart:repeated="5"/>
          </chart:series>
          <chart:series chart:style-name="ch9" chart:values-cell-range-address="ScaledStatsAnimalOnly.B4:ScaledStatsAnimalOnly.F4" chart:label-cell-address="ScaledStatsAnimalOnly.A4:ScaledStatsAnimalOnly.A4" chart:class="chart:line">
            <chart:data-point chart:repeated="5"/>
          </chart:series>
          <chart:series chart:style-name="ch10" chart:values-cell-range-address="ScaledStatsAnimalOnly.B5:ScaledStatsAnimalOnly.F5" chart:label-cell-address="ScaledStatsAnimalOnly.A5:ScaledStatsAnimalOnly.A5" chart:class="chart:line">
            <chart:data-point chart:repeated="5"/>
          </chart:series>
          <chart:series chart:style-name="ch11" chart:values-cell-range-address="ScaledStatsAnimalOnly.B2:ScaledStatsAnimalOnly.F2" chart:label-cell-address="ScaledStatsAnimalOnly.A2:ScaledStatsAnimalOnly.A2" chart:class="chart:line">
            <chart:data-point chart:repeated="5"/>
          </chart:series>
          <chart:series chart:style-name="ch12" chart:values-cell-range-address="ScaledStatsAnimalOnly.B3:ScaledStatsAnimalOnly.F3" chart:label-cell-address="ScaledStatsAnimalOnly.A3:ScaledStatsAnimalOnly.A3" chart:class="chart:line">
            <chart:data-point chart:repeated="5"/>
          </chart:series>
          <chart:series chart:style-name="ch13" chart:values-cell-range-address="ScaledStatsAnimalOnly.B4:ScaledStatsAnimalOnly.F4" chart:label-cell-address="ScaledStatsAnimalOnly.A4:ScaledStatsAnimalOnly.A4" chart:class="chart:line">
            <chart:data-point chart:repeated="5"/>
          </chart:series>
          <chart:series chart:style-name="ch14" chart:values-cell-range-address="ScaledStatsAnimalOnly.B5:ScaledStatsAnimalOnly.F5" chart:label-cell-address="ScaledStatsAnimalOnly.A5:ScaledStatsAnimalOnly.A5" chart:class="chart:line">
            <chart:data-point chart:repeated="5"/>
          </chart:series>
          <chart:series chart:style-name="ch15" chart:values-cell-range-address="ScaledStatsAnimalOnly.B7:ScaledStatsAnimalOnly.F7" chart:label-cell-address="ScaledStatsAnimalOnly.A7:ScaledStatsAnimalOnly.A7" chart:class="chart:line">
            <chart:data-point chart:repeated="5"/>
          </chart:series>
          <chart:series chart:style-name="ch16" chart:values-cell-range-address="ScaledStatsAnimalOnly.B8:ScaledStatsAnimalOnly.F8" chart:label-cell-address="ScaledStatsAnimalOnly.A8:ScaledStatsAnimalOnly.A8" chart:class="chart:line">
            <chart:data-point chart:repeated="5"/>
          </chart:series>
          <chart:series chart:style-name="ch17" chart:values-cell-range-address="ScaledStatsAnimalOnly.B9:ScaledStatsAnimalOnly.F9" chart:label-cell-address="ScaledStatsAnimalOnly.A9:ScaledStatsAnimalOnly.A9" chart:class="chart:line">
            <chart:data-point chart:repeated="5"/>
          </chart:series>
          <chart:series chart:style-name="ch18" chart:values-cell-range-address="ScaledStatsAnimalOnly.B10:ScaledStatsAnimalOnly.F10" chart:label-cell-address="ScaledStatsAnimalOnly.A10:ScaledStatsAnimalOnly.A10" chart:class="chart:line">
            <chart:data-point chart:repeated="5"/>
          </chart:series>
          <chart:series chart:style-name="ch19" chart:values-cell-range-address="ScaledStatsAnimalOnly.B11:ScaledStatsAnimalOnly.F11" chart:label-cell-address="ScaledStatsAnimalOnly.A11:ScaledStatsAnimalOnly.A11" chart:class="chart:line">
            <chart:data-point chart:repeated="5"/>
          </chart:series>
          <chart:series chart:style-name="ch20" chart:values-cell-range-address="ScaledStatsAnimalOnly.B12:ScaledStatsAnimalOnly.F12" chart:label-cell-address="ScaledStatsAnimalOnly.A12:ScaledStatsAnimalOnly.A12" chart:class="chart:line">
            <chart:data-point chart:repeated="5"/>
          </chart:series>
          <chart:series chart:style-name="ch21" chart:values-cell-range-address="ScaledStatsAnimalOnly.B13:ScaledStatsAnimalOnly.F13" chart:label-cell-address="ScaledStatsAnimalOnly.A13:ScaledStatsAnimalOnly.A13" chart:class="chart:line">
            <chart:data-point chart:repeated="5"/>
          </chart:series>
          <chart:series chart:style-name="ch22" chart:values-cell-range-address="ScaledStatsAnimalOnly.B15:ScaledStatsAnimalOnly.F15" chart:label-cell-address="ScaledStatsAnimalOnly.A15:ScaledStatsAnimalOnly.A15" chart:class="chart:line">
            <chart:data-point chart:repeated="5"/>
          </chart:series>
          <chart:series chart:style-name="ch23" chart:values-cell-range-address="ScaledStatsAnimalOnly.B16:ScaledStatsAnimalOnly.F16" chart:label-cell-address="ScaledStatsAnimalOnly.A16:ScaledStatsAnimalOnly.A16" chart:class="chart:line">
            <chart:data-point chart:repeated="5"/>
          </chart:series>
          <chart:series chart:style-name="ch24" chart:values-cell-range-address="ScaledStatsAnimalOnly.B18:ScaledStatsAnimalOnly.F18" chart:label-cell-address="ScaledStatsAnimalOnly.A18:ScaledStatsAnimalOnly.A18" chart:class="chart:line">
            <chart:data-point chart:repeated="5"/>
          </chart:series>
          <chart:series chart:style-name="ch25" chart:values-cell-range-address="ScaledStatsAnimalOnly.B19:ScaledStatsAnimalOnly.F19" chart:label-cell-address="ScaledStatsAnimalOnly.A19:ScaledStatsAnimalOnly.A19" chart:class="chart:line">
            <chart:data-point chart:repeated="5"/>
          </chart:series>
          <chart:series chart:style-name="ch26" chart:values-cell-range-address="ScaledStatsAnimalOnly.B20:ScaledStatsAnimalOnly.F20" chart:label-cell-address="ScaledStatsAnimalOnly.A20:ScaledStatsAnimalOnly.A20" chart:class="chart:line">
            <chart:data-point chart:repeated="5"/>
          </chart:series>
          <chart:series chart:style-name="ch27" chart:values-cell-range-address="ScaledStatsAnimalOnly.B21:ScaledStatsAnimalOnly.F21" chart:label-cell-address="ScaledStatsAnimalOnly.A21:ScaledStatsAnimalOnly.A21" chart:class="chart:line">
            <chart:data-point chart:repeated="5"/>
          </chart:series>
          <chart:series chart:style-name="ch28" chart:values-cell-range-address="ScaledStatsAnimalOnly.B22:ScaledStatsAnimalOnly.F22" chart:label-cell-address="ScaledStatsAnimalOnly.A22:ScaledStatsAnimalOnly.A22" chart:class="chart:line">
            <chart:data-point chart:repeated="5"/>
          </chart:series>
          <chart:series chart:style-name="ch29" chart:values-cell-range-address="ScaledStatsAnimalOnly.B24:ScaledStatsAnimalOnly.F24" chart:label-cell-address="ScaledStatsAnimalOnly.A24:ScaledStatsAnimalOnly.A24" chart:class="chart:line">
            <chart:data-point chart:repeated="5"/>
          </chart:series>
          <chart:series chart:style-name="ch30" chart:values-cell-range-address="ScaledStatsAnimalOnly.B25:ScaledStatsAnimalOnly.F25" chart:label-cell-address="ScaledStatsAnimalOnly.A25:ScaledStatsAnimalOnly.A25" chart:class="chart:line">
            <chart:data-point chart:repeated="5"/>
          </chart:series>
          <chart:series chart:style-name="ch31" chart:values-cell-range-address="ScaledStatsAnimalOnly.B26:ScaledStatsAnimalOnly.F26" chart:label-cell-address="ScaledStatsAnimalOnly.A26:ScaledStatsAnimalOnly.A26" chart:class="chart:line">
            <chart:data-point chart:repeated="5"/>
          </chart:series>
          <chart:series chart:style-name="ch32" chart:values-cell-range-address="ScaledStatsAnimalOnly.B28:ScaledStatsAnimalOnly.F28" chart:label-cell-address="ScaledStatsAnimalOnly.A28:ScaledStatsAnimalOnly.A28" chart:class="chart:line">
            <chart:data-point chart:repeated="5"/>
          </chart:series>
          <chart:series chart:style-name="ch33" chart:values-cell-range-address="ScaledStatsAnimalOnly.B30:ScaledStatsAnimalOnly.F30" chart:label-cell-address="ScaledStatsAnimalOnly.A30:ScaledStatsAnimalOnly.A30" chart:class="chart:line">
            <chart:data-point chart:repeated="5"/>
          </chart:series>
          <chart:wall chart:style-name="ch34"/>
          <chart:floor chart:style-name="ch3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C sharp</text:p>
                <draw:g>
                  <svg:desc>ScaledStatsAnimalOnly.B1:ScaledStatsAnimalOnly.F1</svg:desc>
                </draw:g>
              </table:table-cell>
              <table:table-cell office:value-type="string">
                <text:p>DC blunt</text:p>
              </table:table-cell>
              <table:table-cell office:value-type="string">
                <text:p>DC fire</text:p>
              </table:table-cell>
              <table:table-cell office:value-type="string">
                <text:p>vs cold</text:p>
              </table:table-cell>
              <table:table-cell office:value-type="string">
                <text:p>vs hot</text:p>
              </table:table-cell>
            </table:table-row>
          </table:table-header-rows>
          <table:table-rows>
            <table:table-row>
              <table:table-cell office:value-type="string">
                <text:p>alpaca wool</text:p>
                <draw:g>
                  <svg:desc>ScaledStatsAnimalOnly.A2:ScaledStatsAnimalOnly.A2</svg:desc>
                </draw:g>
              </table:table-cell>
              <table:table-cell office:value-type="float" office:value="0">
                <text:p>0</text:p>
                <draw:g>
                  <svg:desc>ScaledStatsAnimalOnly.B2:ScaledStatsAnimalOnly.F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76">
                <text:p>0.76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camelhair</text:p>
                <draw:g>
                  <svg:desc>ScaledStatsAnimalOnly.A3:ScaledStatsAnimalOnly.A3</svg:desc>
                </draw:g>
              </table:table-cell>
              <table:table-cell office:value-type="float" office:value="0">
                <text:p>0</text:p>
                <draw:g>
                  <svg:desc>ScaledStatsAnimalOnly.B3:ScaledStatsAnimalOnly.F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loth wool</text:p>
                <draw:g>
                  <svg:desc>ScaledStatsAnimalOnly.A4:ScaledStatsAnimalOnly.A4</svg:desc>
                </draw:g>
              </table:table-cell>
              <table:table-cell office:value-type="float" office:value="0.255813953488372">
                <text:p>0.255813953488372</text:p>
                <draw:g>
                  <svg:desc>ScaledStatsAnimalOnly.B4:ScaledStatsAnimalOnly.F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muffalo wool</text:p>
                <draw:g>
                  <svg:desc>ScaledStatsAnimalOnly.A5:ScaledStatsAnimalOnly.A5</svg:desc>
                </draw:g>
              </table:table-cell>
              <table:table-cell office:value-type="float" office:value="0">
                <text:p>0</text:p>
                <draw:g>
                  <svg:desc>ScaledStatsAnimalOnly.B5:ScaledStatsAnimalOnly.F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84">
                <text:p>0.84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alpaca wool</text:p>
                <draw:g>
                  <svg:desc>ScaledStatsAnimalOnly.A2:ScaledStatsAnimalOnly.A2</svg:desc>
                </draw:g>
              </table:table-cell>
              <table:table-cell office:value-type="float" office:value="0">
                <text:p>0</text:p>
                <draw:g>
                  <svg:desc>ScaledStatsAnimalOnly.B2:ScaledStatsAnimalOnly.F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76">
                <text:p>0.76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camelhair</text:p>
                <draw:g>
                  <svg:desc>ScaledStatsAnimalOnly.A3:ScaledStatsAnimalOnly.A3</svg:desc>
                </draw:g>
              </table:table-cell>
              <table:table-cell office:value-type="float" office:value="0">
                <text:p>0</text:p>
                <draw:g>
                  <svg:desc>ScaledStatsAnimalOnly.B3:ScaledStatsAnimalOnly.F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loth wool</text:p>
                <draw:g>
                  <svg:desc>ScaledStatsAnimalOnly.A4:ScaledStatsAnimalOnly.A4</svg:desc>
                </draw:g>
              </table:table-cell>
              <table:table-cell office:value-type="float" office:value="0.255813953488372">
                <text:p>0.255813953488372</text:p>
                <draw:g>
                  <svg:desc>ScaledStatsAnimalOnly.B4:ScaledStatsAnimalOnly.F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muffalo wool</text:p>
                <draw:g>
                  <svg:desc>ScaledStatsAnimalOnly.A5:ScaledStatsAnimalOnly.A5</svg:desc>
                </draw:g>
              </table:table-cell>
              <table:table-cell office:value-type="float" office:value="0">
                <text:p>0</text:p>
                <draw:g>
                  <svg:desc>ScaledStatsAnimalOnly.B5:ScaledStatsAnimalOnly.F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84">
                <text:p>0.84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plain</text:p>
                <draw:g>
                  <svg:desc>ScaledStatsAnimalOnly.A7:ScaledStatsAnimalOnly.A7</svg:desc>
                </draw:g>
              </table:table-cell>
              <table:table-cell office:value-type="float" office:value="0.261627906976744">
                <text:p>0.261627906976744</text:p>
                <draw:g>
                  <svg:desc>ScaledStatsAnimalOnly.B7:ScaledStatsAnimalOnly.F7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28">
                <text:p>0.28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dog</text:p>
                <draw:g>
                  <svg:desc>ScaledStatsAnimalOnly.A8:ScaledStatsAnimalOnly.A8</svg:desc>
                </draw:g>
              </table:table-cell>
              <table:table-cell office:value-type="float" office:value="0.261627906976744">
                <text:p>0.261627906976744</text:p>
                <draw:g>
                  <svg:desc>ScaledStatsAnimalOnly.B8:ScaledStatsAnimalOnly.F8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wolf</text:p>
                <draw:g>
                  <svg:desc>ScaledStatsAnimalOnly.A9:ScaledStatsAnimalOnly.A9</svg:desc>
                </draw:g>
              </table:table-cell>
              <table:table-cell office:value-type="float" office:value="0.383720930232558">
                <text:p>0.383720930232558</text:p>
                <draw:g>
                  <svg:desc>ScaledStatsAnimalOnly.B9:ScaledStatsAnimalOnly.F9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panther</text:p>
                <draw:g>
                  <svg:desc>ScaledStatsAnimalOnly.A10:ScaledStatsAnimalOnly.A10</svg:desc>
                </draw:g>
              </table:table-cell>
              <table:table-cell office:value-type="float" office:value="0.331395348837209">
                <text:p>0.331395348837209</text:p>
                <draw:g>
                  <svg:desc>ScaledStatsAnimalOnly.B10:ScaledStatsAnimalOnly.F10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28">
                <text:p>0.28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camel</text:p>
                <draw:g>
                  <svg:desc>ScaledStatsAnimalOnly.A11:ScaledStatsAnimalOnly.A11</svg:desc>
                </draw:g>
              </table:table-cell>
              <table:table-cell office:value-type="float" office:value="0.261627906976744">
                <text:p>0.261627906976744</text:p>
                <draw:g>
                  <svg:desc>ScaledStatsAnimalOnly.B11:ScaledStatsAnimalOnly.F11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28">
                <text:p>0.28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blue</text:p>
                <draw:g>
                  <svg:desc>ScaledStatsAnimalOnly.A12:ScaledStatsAnimalOnly.A12</svg:desc>
                </draw:g>
              </table:table-cell>
              <table:table-cell office:value-type="float" office:value="0.261627906976744">
                <text:p>0.261627906976744</text:p>
                <draw:g>
                  <svg:desc>ScaledStatsAnimalOnly.B12:ScaledStatsAnimalOnly.F12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44">
                <text:p>0.4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bear</text:p>
                <draw:g>
                  <svg:desc>ScaledStatsAnimalOnly.A13:ScaledStatsAnimalOnly.A13</svg:desc>
                </draw:g>
              </table:table-cell>
              <table:table-cell office:value-type="float" office:value="0.441860465116279">
                <text:p>0.441860465116279</text:p>
                <draw:g>
                  <svg:desc>ScaledStatsAnimalOnly.B13:ScaledStatsAnimalOnly.F13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44">
                <text:p>0.44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string">
                <text:p>human</text:p>
                <draw:g>
                  <svg:desc>ScaledStatsAnimalOnly.A15:ScaledStatsAnimalOnly.A15</svg:desc>
                </draw:g>
              </table:table-cell>
              <table:table-cell office:value-type="float" office:value="0.162790697674419">
                <text:p>0.162790697674419</text:p>
                <draw:g>
                  <svg:desc>ScaledStatsAnimalOnly.B15:ScaledStatsAnimalOnly.F15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pig</text:p>
                <draw:g>
                  <svg:desc>ScaledStatsAnimalOnly.A16:ScaledStatsAnimalOnly.A16</svg:desc>
                </draw:g>
              </table:table-cell>
              <table:table-cell office:value-type="float" office:value="0.162790697674419">
                <text:p>0.162790697674419</text:p>
                <draw:g>
                  <svg:desc>ScaledStatsAnimalOnly.B16:ScaledStatsAnimalOnly.F16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light</text:p>
                <draw:g>
                  <svg:desc>ScaledStatsAnimalOnly.A18:ScaledStatsAnimalOnly.A18</svg:desc>
                </draw:g>
              </table:table-cell>
              <table:table-cell office:value-type="float" office:value="0.104651162790698">
                <text:p>0.104651162790698</text:p>
                <draw:g>
                  <svg:desc>ScaledStatsAnimalOnly.B18:ScaledStatsAnimalOnly.F18</svg:desc>
                </draw:g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1">
                <text:p>1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bird</text:p>
                <draw:g>
                  <svg:desc>ScaledStatsAnimalOnly.A19:ScaledStatsAnimalOnly.A19</svg:desc>
                </draw:g>
              </table:table-cell>
              <table:table-cell office:value-type="float" office:value="0.180232558139535">
                <text:p>0.180232558139535</text:p>
                <draw:g>
                  <svg:desc>ScaledStatsAnimalOnly.B19:ScaledStatsAnimalOnly.F19</svg:desc>
                </draw:g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chinchilla</text:p>
                <draw:g>
                  <svg:desc>ScaledStatsAnimalOnly.A20:ScaledStatsAnimalOnly.A20</svg:desc>
                </draw:g>
              </table:table-cell>
              <table:table-cell office:value-type="float" office:value="0.180232558139535">
                <text:p>0.180232558139535</text:p>
                <draw:g>
                  <svg:desc>ScaledStatsAnimalOnly.B20:ScaledStatsAnimalOnly.F20</svg:desc>
                </draw:g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1">
                <text:p>1</text:p>
              </table:table-cell>
              <table:table-cell office:value-type="float" office:value="0.84">
                <text:p>0.8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fox</text:p>
                <draw:g>
                  <svg:desc>ScaledStatsAnimalOnly.A21:ScaledStatsAnimalOnly.A21</svg:desc>
                </draw:g>
              </table:table-cell>
              <table:table-cell office:value-type="float" office:value="0.261627906976744">
                <text:p>0.261627906976744</text:p>
                <draw:g>
                  <svg:desc>ScaledStatsAnimalOnly.B21:ScaledStatsAnimalOnly.F21</svg:desc>
                </draw:g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1">
                <text:p>1</text:p>
              </table:table-cell>
              <table:table-cell office:value-type="float" office:value="0.44">
                <text:p>0.4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lizard</text:p>
                <draw:g>
                  <svg:desc>ScaledStatsAnimalOnly.A22:ScaledStatsAnimalOnly.A22</svg:desc>
                </draw:g>
              </table:table-cell>
              <table:table-cell office:value-type="float" office:value="0.261627906976744">
                <text:p>0.261627906976744</text:p>
                <draw:g>
                  <svg:desc>ScaledStatsAnimalOnly.B22:ScaledStatsAnimalOnly.F22</svg:desc>
                </draw:g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elephant</text:p>
                <draw:g>
                  <svg:desc>ScaledStatsAnimalOnly.A24:ScaledStatsAnimalOnly.A24</svg:desc>
                </draw:g>
              </table:table-cell>
              <table:table-cell office:value-type="float" office:value="0.441860465116279">
                <text:p>0.441860465116279</text:p>
                <draw:g>
                  <svg:desc>ScaledStatsAnimalOnly.B24:ScaledStatsAnimalOnly.F24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heavy</text:p>
                <draw:g>
                  <svg:desc>ScaledStatsAnimalOnly.A25:ScaledStatsAnimalOnly.A25</svg:desc>
                </draw:g>
              </table:table-cell>
              <table:table-cell office:value-type="float" office:value="0.511627906976744">
                <text:p>0.511627906976744</text:p>
                <draw:g>
                  <svg:desc>ScaledStatsAnimalOnly.B25:ScaledStatsAnimalOnly.F25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84">
                <text:p>0.84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rhino</text:p>
                <draw:g>
                  <svg:desc>ScaledStatsAnimalOnly.A26:ScaledStatsAnimalOnly.A26</svg:desc>
                </draw:g>
              </table:table-cell>
              <table:table-cell office:value-type="float" office:value="0.540697674418605">
                <text:p>0.540697674418605</text:p>
                <draw:g>
                  <svg:desc>ScaledStatsAnimalOnly.B26:ScaledStatsAnimalOnly.F26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thrumbo</text:p>
                <draw:g>
                  <svg:desc>ScaledStatsAnimalOnly.A28:ScaledStatsAnimalOnly.A28</svg:desc>
                </draw:g>
              </table:table-cell>
              <table:table-cell office:value-type="float" office:value="1">
                <text:p>1</text:p>
                <draw:g>
                  <svg:desc>ScaledStatsAnimalOnly.B28:ScaledStatsAnimalOnly.F2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64705882352941">
                <text:p>0.764705882352941</text:p>
              </table:table-cell>
            </table:table-row>
            <table:table-row>
              <table:table-cell office:value-type="string">
                <text:p>patch</text:p>
                <draw:g>
                  <svg:desc>ScaledStatsAnimalOnly.A30:ScaledStatsAnimalOnly.A30</svg:desc>
                </draw:g>
              </table:table-cell>
              <table:table-cell office:value-type="float" office:value="0.0523255813953489">
                <text:p>0.0523255813953489</text:p>
                <draw:g>
                  <svg:desc>ScaledStatsAnimalOnly.B30:ScaledStatsAnimalOnly.F30</svg:desc>
                </draw:g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